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74cm"/>
    </style:style>
    <style:style style:name="co2" style:family="table-column">
      <style:table-column-properties fo:break-before="auto" style:column-width="3.159cm"/>
    </style:style>
    <style:style style:name="co3" style:family="table-column">
      <style:table-column-properties fo:break-before="auto" style:column-width="2.655cm"/>
    </style:style>
    <style:style style:name="co4" style:family="table-column">
      <style:table-column-properties fo:break-before="auto" style:column-width="2.53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439cm"/>
    </style:style>
    <style:style style:name="co8" style:family="table-column">
      <style:table-column-properties fo:break-before="auto" style:column-width="2.6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percentage-style style:name="N10011" number:language="pt" number:country="BR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b3b3b3" fo:border="0.06pt solid #000000"/>
    </style:style>
    <style:style style:name="ce3" style:family="table-cell" style:parent-style-name="Default">
      <style:table-cell-properties fo:background-color="#cccccc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#e6e6e6" fo:border="0.06pt solid #000000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fo:border="0.06pt solid #000000"/>
    </style:style>
    <style:style style:name="ce9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11"/>
    <style:style style:name="ce11" style:family="table-cell" style:parent-style-name="Default" style:data-style-name="N102">
      <style:table-cell-properties fo:border="0.06pt solid #000000"/>
    </style:style>
    <style:style style:name="ce12" style:family="table-cell" style:parent-style-name="Default" style:data-style-name="N102">
      <style:table-cell-properties fo:background-color="#b3b3b3" fo:border="0.06pt solid #000000"/>
    </style:style>
    <style:style style:name="ce16" style:family="table-cell" style:parent-style-name="Default" style:data-style-name="N104">
      <style:table-cell-properties fo:border="0.06pt solid #000000"/>
    </style:style>
    <style:style style:name="ce13" style:family="table-cell" style:parent-style-name="Default" style:data-style-name="N102">
      <style:table-cell-properties fo:background-color="#cccccc" fo:border="0.06pt solid #000000"/>
    </style:style>
    <style:style style:name="ce14" style:family="table-cell" style:parent-style-name="Default" style:data-style-name="N11">
      <style:table-cell-properties fo:background-color="#e6e6e6" fo:border="0.06pt solid #000000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104"/>
    <style:style style:name="ce18" style:family="table-cell" style:parent-style-name="Default" style:data-style-name="N10011"/>
    <style:style style:name="ce38" style:family="table-cell" style:parent-style-name="Default" style:data-style-name="N10011">
      <style:text-properties fo:font-weight="bold" style:font-weight-asian="bold" style:font-weight-complex="bold"/>
    </style:style>
    <style:style style:name="ce39" style:family="table-cell" style:parent-style-name="Default">
      <style:table-cell-properties fo:wrap-option="wrap"/>
    </style:style>
    <style:style style:name="ce19" style:family="table-cell" style:parent-style-name="Default" style:data-style-name="N0">
      <style:table-cell-properties fo:background-color="#e6e6e6" fo:border="0.06pt solid #000000"/>
    </style:style>
    <style:style style:name="ce41" style:family="table-cell" style:parent-style-name="Default">
      <style:text-properties fo:font-style="italic" style:font-style-asian="italic" style:font-style-complex="italic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104">
      <style:table-cell-properties fo:background-color="#cccccc" fo:border="0.06pt solid #000000"/>
    </style:style>
    <style:style style:name="ce49" style:family="table-cell" style:parent-style-name="Default">
      <style:table-cell-properties fo:background-color="#e8e8e8" fo:border="0.06pt solid #000000"/>
    </style:style>
    <style:style style:name="ce50" style:family="table-cell" style:parent-style-name="Default" style:data-style-name="N11">
      <style:table-cell-properties fo:background-color="#e8e8e8" fo:border="0.06pt solid #000000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52" style:family="table-cell" style:parent-style-name="Default" style:data-style-name="N11">
      <style:table-cell-properties style:text-align-source="fix" style:repeat-content="false" fo:border="0.06pt solid #000000"/>
      <style:paragraph-properties fo:text-align="start" fo:margin-left="0cm"/>
    </style:style>
    <style:style style:name="ce5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ole-draw-aspect="1" style:protect="size"/>
    </style:style>
    <style:style style:name="P1" style:family="paragraph">
      <loext:graphic-properties draw:fill="none"/>
    </style:style>
  </office:automatic-styles>
  <office:body>
    <office:spreadsheet>
      <table:table table:name="Estudo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7" table:default-cell-style-name="Default"/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PRODUTO: 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PESQUISA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Número de habitantes</text:p>
          </table:table-cell>
          <table:table-cell table:style-name="ce1" office:value-type="float" office:value="60000" calcext:value-type="float">
            <text:p>6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centual que compram/gostam</text:p>
          </table:table-cell>
          <table:table-cell table:style-name="ce8" office:value-type="percentage" office:value="0.5" calcext:value-type="percentage">
            <text:p>50,00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ientes potenciais</text:p>
          </table:table-cell>
          <table:table-cell table:style-name="ce9" table:formula="of:=[.B5]*[.B6]" office:value-type="float" office:value="30000" calcext:value-type="float">
            <text:p>3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sumo/habitante/mês</text:p>
          </table:table-cell>
          <table:table-cell table:style-name="ce9" office:value-type="string" calcext:value-type="string">
            <text:p>250g/mê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sumo total (un.)</text:p>
          </table:table-cell>
          <table:table-cell table:style-name="ce9" table:formula="of:=[.B7]*0.25" office:value-type="float" office:value="7500" calcext:value-type="float">
            <text:p>7500</text:p>
          </table:table-cell>
          <table:table-cell office:value-type="string" calcext:value-type="string">
            <text:p>kg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10"/>
          <table:table-cell table:number-columns-repeated="11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INVESTIMENTO INICIAL</text:p>
          </table:table-cell>
          <table:table-cell table:style-name="ce1"/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Valor (R$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sengaçadeira</text:p>
          </table:table-cell>
          <table:table-cell table:style-name="ce11" office:value-type="currency" office:currency="BRL" office:value="4000" calcext:value-type="currency">
            <text:p>R$ 4.000,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lcão Inox</text:p>
          </table:table-cell>
          <table:table-cell table:style-name="ce11" office:value-type="currency" office:currency="BRL" office:value="3000" calcext:value-type="currency">
            <text:p>R$ 3.000,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ensílio</text:p>
          </table:table-cell>
          <table:table-cell table:style-name="ce11" office:value-type="currency" office:currency="BRL" office:value="2500" calcext:value-type="currency">
            <text:p>R$ 2.500,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âmara Fria</text:p>
          </table:table-cell>
          <table:table-cell table:style-name="ce11" office:value-type="currency" office:currency="BRL" office:value="6000" calcext:value-type="currency">
            <text:p>R$ 6.000,00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Subtotal</text:p>
          </table:table-cell>
          <table:table-cell table:style-name="ce12" table:formula="of:=SUM([.B15:.B18])" office:value-type="currency" office:currency="BRL" office:value="15500" calcext:value-type="currency">
            <text:p>R$ 15.500,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erva Técnica (10%)</text:p>
          </table:table-cell>
          <table:table-cell table:style-name="ce11" table:formula="of:=[.B19]*0.1" office:value-type="currency" office:currency="BRL" office:value="1550" calcext:value-type="currency">
            <text:p>R$ 1.550,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toque Mínimo Inicial</text:p>
          </table:table-cell>
          <table:table-cell table:style-name="ce11" office:value-type="currency" office:currency="BRL" office:value="4000" calcext:value-type="currency">
            <text:p>R$ 4.000,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ital de Giro (1mês de despesas fixas)</text:p>
          </table:table-cell>
          <table:table-cell table:style-name="ce11" table:formula="of:=[.B51]" office:value-type="currency" office:currency="BRL" office:value="10001" calcext:value-type="currency">
            <text:p>R$ 10.001,00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12" table:formula="of:=SUM([.B19:.B22])" office:value-type="currency" office:currency="BRL" office:value="31051" calcext:value-type="currency">
            <text:p>R$ 31.051,00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CUSTO DE PRODUÇÃO</text:p>
          </table:table-cell>
          <table:table-cell table:style-name="ce1" table:number-columns-repeated="5"/>
          <table:table-cell table:number-columns-repeated="7"/>
        </table:table-row>
        <table:table-row table:style-name="ro1">
          <table:table-cell/>
          <table:table-cell table:style-name="ce1" table:number-columns-repeated="5"/>
          <table:table-cell table:number-columns-repeated="7"/>
        </table:table-row>
        <table:table-row table:style-name="ro1">
          <table:table-cell table:style-name="ce3" office:value-type="string" calcext:value-type="string">
            <text:p>Item – Lote de 1kg (4 unidades)</text:p>
          </table:table-cell>
          <table:table-cell table:style-name="ce3" office:value-type="string" calcext:value-type="string">
            <text:p>Unidade</text:p>
          </table:table-cell>
          <table:table-cell table:style-name="ce3" office:value-type="string" calcext:value-type="string">
            <text:p>Preço/un.</text:p>
          </table:table-cell>
          <table:table-cell table:style-name="ce3" office:value-type="string" calcext:value-type="string">
            <text:p>Qtdd. Lote</text:p>
          </table:table-cell>
          <table:table-cell table:style-name="ce3" office:value-type="string" calcext:value-type="string">
            <text:p>Total/Lote</text:p>
          </table:table-cell>
          <table:table-cell table:style-name="ce3" office:value-type="string" calcext:value-type="string">
            <text:p>Total/U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co Uva</text:p>
          </table:table-cell>
          <table:table-cell table:style-name="ce1" office:value-type="string" calcext:value-type="string">
            <text:p>l</text:p>
          </table:table-cell>
          <table:table-cell table:style-name="ce11" office:value-type="currency" office:currency="BRL" office:value="2" calcext:value-type="currency">
            <text:p>R$ 2,00</text:p>
          </table:table-cell>
          <table:table-cell table:style-name="ce1" office:value-type="float" office:value="0.16" calcext:value-type="float">
            <text:p>0,16</text:p>
          </table:table-cell>
          <table:table-cell table:style-name="ce11" table:formula="of:=[.C29]*[.D29]" office:value-type="currency" office:currency="BRL" office:value="0.32" calcext:value-type="currency">
            <text:p>R$ 0,32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Açúcar</text:p>
          </table:table-cell>
          <table:table-cell table:style-name="ce1" office:value-type="string" calcext:value-type="string">
            <text:p>kg</text:p>
          </table:table-cell>
          <table:table-cell table:style-name="ce11" office:value-type="currency" office:currency="BRL" office:value="2.1" calcext:value-type="currency">
            <text:p>R$ 2,10</text:p>
          </table:table-cell>
          <table:table-cell table:style-name="ce1" office:value-type="float" office:value="0.16" calcext:value-type="float">
            <text:p>0,16</text:p>
          </table:table-cell>
          <table:table-cell table:style-name="ce11" table:formula="of:=[.C30]*[.D30]" office:value-type="currency" office:currency="BRL" office:value="0.336" calcext:value-type="currency">
            <text:p>R$ 0,34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Pectina</text:p>
          </table:table-cell>
          <table:table-cell table:style-name="ce1" office:value-type="string" calcext:value-type="string">
            <text:p>kg</text:p>
          </table:table-cell>
          <table:table-cell table:style-name="ce11" office:value-type="currency" office:currency="BRL" office:value="4" calcext:value-type="currency">
            <text:p>R$ 4,00</text:p>
          </table:table-cell>
          <table:table-cell table:style-name="ce1" office:value-type="float" office:value="0.08" calcext:value-type="float">
            <text:p>0,08</text:p>
          </table:table-cell>
          <table:table-cell table:style-name="ce11" table:formula="of:=[.C31]*[.D31]" office:value-type="currency" office:currency="BRL" office:value="0.32" calcext:value-type="currency">
            <text:p>R$ 0,32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Embalagem</text:p>
          </table:table-cell>
          <table:table-cell table:style-name="ce1" office:value-type="string" calcext:value-type="string">
            <text:p>1 unidade</text:p>
          </table:table-cell>
          <table:table-cell table:style-name="ce11" office:value-type="currency" office:currency="BRL" office:value="0.53" calcext:value-type="currency">
            <text:p>R$ 0,53</text:p>
          </table:table-cell>
          <table:table-cell table:style-name="ce1" office:value-type="float" office:value="4" calcext:value-type="float">
            <text:p>4</text:p>
          </table:table-cell>
          <table:table-cell table:style-name="ce11" table:formula="of:=[.C32]*[.D32]" office:value-type="currency" office:currency="BRL" office:value="2.12" calcext:value-type="currency">
            <text:p>R$ 2,12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number-columns-repeated="3"/>
          <table:table-cell table:style-name="ce43" table:formula="of:=SUM([.E29:.E32])" office:value-type="currency" office:currency="BRL" office:value="3.096" calcext:value-type="currency">
            <text:p>R$ 3,10</text:p>
          </table:table-cell>
          <table:table-cell table:style-name="ce43" table:formula="of:=[.E33]/4" office:value-type="currency" office:currency="BRL" office:value="0.774" calcext:value-type="currency">
            <text:p>R$ 0,77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PREÇO DE VENDA</text:p>
          </table:table-cell>
          <table:table-cell table:style-name="ce1" table:number-columns-repeated="4"/>
          <table:table-cell table:number-columns-repeated="8"/>
        </table:table-row>
        <table:table-row table:style-name="ro1">
          <table:table-cell/>
          <table:table-cell table:style-name="ce1" table:number-columns-repeated="4"/>
          <table:table-cell table:number-columns-repeated="8"/>
        </table:table-row>
        <table:table-row table:style-name="ro1">
          <table:table-cell table:style-name="ce3" office:value-type="string" calcext:value-type="string">
            <text:p>Produto</text:p>
          </table:table-cell>
          <table:table-cell table:style-name="ce3" office:value-type="string" calcext:value-type="string">
            <text:p>Concorrente A</text:p>
          </table:table-cell>
          <table:table-cell table:style-name="ce3" office:value-type="string" calcext:value-type="string">
            <text:p>Concorrente B</text:p>
          </table:table-cell>
          <table:table-cell table:style-name="ce3" office:value-type="string" calcext:value-type="string">
            <text:p>Concorrente C</text:p>
          </table:table-cell>
          <table:table-cell table:style-name="ce3" office:value-type="string" calcext:value-type="string">
            <text:p>Preço Méd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leia de Uva</text:p>
          </table:table-cell>
          <table:table-cell table:style-name="ce16" office:value-type="currency" office:currency="BRL" office:value="3.59" calcext:value-type="currency">
            <text:p>R$ 3,59</text:p>
          </table:table-cell>
          <table:table-cell table:style-name="ce11" office:value-type="currency" office:currency="BRL" office:value="7.95" calcext:value-type="currency">
            <text:p>R$ 7,95</text:p>
          </table:table-cell>
          <table:table-cell table:style-name="ce11" office:value-type="currency" office:currency="BRL" office:value="10.95" calcext:value-type="currency">
            <text:p>R$ 10,95</text:p>
          </table:table-cell>
          <table:table-cell table:style-name="ce16" table:formula="of:=([.B38]+[.C38]+[.D38])/3" office:value-type="currency" office:currency="BRL" office:value="7.49666666666667" calcext:value-type="currency">
            <text:p>R$ 7,50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CUSTOS FIXOS</text:p>
          </table:table-cell>
          <table:table-cell table:style-name="ce1"/>
          <table:table-cell table:number-columns-repeated="11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Valor (R$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uguel</text:p>
          </table:table-cell>
          <table:table-cell table:style-name="ce11" office:value-type="currency" office:currency="BRL" office:value="1500" calcext:value-type="currency">
            <text:p>R$ 1.500,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z</text:p>
          </table:table-cell>
          <table:table-cell table:style-name="ce11" office:value-type="currency" office:currency="BRL" office:value="500" calcext:value-type="currency">
            <text:p>R$ 500,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gua</text:p>
          </table:table-cell>
          <table:table-cell table:style-name="ce11" office:value-type="currency" office:currency="BRL" office:value="350" calcext:value-type="currency">
            <text:p>R$ 350,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lefone</text:p>
          </table:table-cell>
          <table:table-cell table:style-name="ce11" office:value-type="currency" office:currency="BRL" office:value="500" calcext:value-type="currency">
            <text:p>R$ 500,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paganda</text:p>
          </table:table-cell>
          <table:table-cell table:style-name="ce11" office:value-type="currency" office:currency="BRL" office:value="1000" calcext:value-type="currency">
            <text:p>R$ 1.000,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lários</text:p>
          </table:table-cell>
          <table:table-cell table:style-name="ce11" office:value-type="currency" office:currency="BRL" office:value="3600" calcext:value-type="currency">
            <text:p>R$ 3.600,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cargos Sociais</text:p>
          </table:table-cell>
          <table:table-cell table:style-name="ce11" office:value-type="currency" office:currency="BRL" office:value="1851" calcext:value-type="currency">
            <text:p>R$ 1.851,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ó Labore</text:p>
          </table:table-cell>
          <table:table-cell table:style-name="ce11" office:value-type="currency" office:currency="BRL" office:value="700" calcext:value-type="currency">
            <text:p>R$ 700,0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13" table:formula="of:=SUM([.B43:.B50])" office:value-type="currency" office:currency="BRL" office:value="10001" calcext:value-type="currency">
            <text:p>R$ 10.001,00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ce4" office:value-type="string" calcext:value-type="string">
            <text:p>CUSTOS VARIÁVEIS</text:p>
          </table:table-cell>
          <table:table-cell table:style-name="ce1"/>
          <table:table-cell table:number-columns-repeated="11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Valor (R$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usto de produção</text:p>
          </table:table-cell>
          <table:table-cell table:style-name="ce11" table:formula="of:=[.E33]" office:value-type="currency" office:currency="BRL" office:value="3.096" calcext:value-type="currency">
            <text:p>R$ 3,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mpostos – 3% sobre preço de venda</text:p>
          </table:table-cell>
          <table:table-cell table:style-name="ce11" table:formula="of:=[.E38]*0.03" office:value-type="currency" office:currency="BRL" office:value="0.2249" calcext:value-type="currency">
            <text:p>R$ 0,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stribuição</text:p>
          </table:table-cell>
          <table:table-cell table:style-name="ce11" office:value-type="currency" office:currency="BRL" office:value="0.04" calcext:value-type="currency">
            <text:p>R$ 0,04</text:p>
          </table:table-cell>
          <table:table-cell office:value-type="string" calcext:value-type="string">
            <text:p>(400 km – 400/10=40*7,00 <text:s/>- <text:s/>R$ 280,00/7500 = 0,04)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13" table:formula="of:=SUM([.B56:.B58])" office:value-type="currency" office:currency="BRL" office:value="3.3609" calcext:value-type="currency">
            <text:p>R$ 3,36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ce5" office:value-type="string" calcext:value-type="string">
            <text:p>RESUMO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Venda/Receita</text:p>
          </table:table-cell>
          <table:table-cell table:style-name="ce11" table:formula="of:=[.E38]" office:value-type="currency" office:currency="BRL" office:value="7.49666666666667" calcext:value-type="currency">
            <text:p>R$ 7,50</text:p>
          </table:table-cell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Custo Variável – CV</text:p>
          </table:table-cell>
          <table:table-cell table:style-name="ce11" table:formula="of:=[.B59]" office:value-type="currency" office:currency="BRL" office:value="3.3609" calcext:value-type="currency">
            <text:p>R$ 3,36</text:p>
          </table:table-cell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Margem de Contribuição – MC</text:p>
          </table:table-cell>
          <table:table-cell table:style-name="ce11" table:formula="of:=[.B63]-[.B64]" office:value-type="currency" office:currency="BRL" office:value="4.13576666666667" calcext:value-type="currency">
            <text:p>R$ 4,14</text:p>
          </table:table-cell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Custos Fixos – CF</text:p>
          </table:table-cell>
          <table:table-cell table:style-name="ce11" table:formula="of:=[.B51]" office:value-type="currency" office:currency="BRL" office:value="10001" calcext:value-type="currency">
            <text:p>R$ 10.001,00</text:p>
          </table:table-cell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Ponto de Equilíbrio (quantidade)</text:p>
          </table:table-cell>
          <table:table-cell table:style-name="ce1" table:formula="of:=[.B66]/[.B65]" office:value-type="float" office:value="2418.17317224537" calcext:value-type="float">
            <text:p>2418,17</text:p>
          </table:table-cell>
          <table:table-cell table:style-name="ce1" office:value-type="string" calcext:value-type="string">
            <text:p>k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nto de Equilíbrio</text:p>
          </table:table-cell>
          <table:table-cell table:style-name="ce11" table:formula="of:=[.B67]*[.B63]" office:value-type="currency" office:currency="BRL" office:value="18128.2382145995" calcext:value-type="currency">
            <text:p>R$ 18.128,24</text:p>
          </table:table-cell>
          <table:table-cell table:style-name="ce1"/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ce5" office:value-type="string" calcext:value-type="string">
            <text:p>DEMONSTRATIVO DE RESULTADO</text:p>
          </table:table-cell>
          <table:table-cell table:style-name="ce5" office:value-type="string" calcext:value-type="string">
            <text:p>Cenário – 100%</text:p>
          </table:table-cell>
          <table:table-cell table:style-name="ce5" office:value-type="string" calcext:value-type="string">
            <text:p>Cenário – 80%</text:p>
          </table:table-cell>
          <table:table-cell table:style-name="ce5" office:value-type="string" calcext:value-type="string">
            <text:p>Cenário – 6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 – Previsão de Vendas</text:p>
          </table:table-cell>
          <table:table-cell table:style-name="ce11" table:formula="of:=[.B9]*[.B63]" office:value-type="currency" office:currency="BRL" office:value="56225" calcext:value-type="currency">
            <text:p>R$ 56.225,00</text:p>
          </table:table-cell>
          <table:table-cell table:style-name="ce16" table:formula="of:=[.B72]-([.B72]*0.2)" office:value-type="currency" office:currency="BRL" office:value="44980" calcext:value-type="currency">
            <text:p>R$ 44.980,00</text:p>
          </table:table-cell>
          <table:table-cell table:style-name="ce16" table:formula="of:=[.B72]-([.B72]*0.4)" office:value-type="currency" office:currency="BRL" office:value="33735" calcext:value-type="currency">
            <text:p>R$ 33.735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 – Custos Variáveis</text:p>
          </table:table-cell>
          <table:table-cell table:style-name="ce11" table:formula="of:=[.B64]*[.B9]" office:value-type="currency" office:currency="BRL" office:value="25206.75" calcext:value-type="currency">
            <text:p>R$ 25.206,75</text:p>
          </table:table-cell>
          <table:table-cell table:style-name="ce16" table:formula="of:=[.B73]-([.B73]*0.2)" office:value-type="currency" office:currency="BRL" office:value="20165.4" calcext:value-type="currency">
            <text:p>R$ 20.165,40</text:p>
          </table:table-cell>
          <table:table-cell table:style-name="ce16" table:formula="of:=[.B73]-([.B73]*0.4)" office:value-type="currency" office:currency="BRL" office:value="15124.05" calcext:value-type="currency">
            <text:p>R$ 15.124,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-B Margem de Contribuição</text:p>
          </table:table-cell>
          <table:table-cell table:style-name="ce11" table:formula="of:=[.B72]-[.B73]" office:value-type="currency" office:currency="BRL" office:value="31018.25" calcext:value-type="currency">
            <text:p>R$ 31.018,25</text:p>
          </table:table-cell>
          <table:table-cell table:style-name="ce16" table:formula="of:=[.C72]-[.C73]" office:value-type="currency" office:currency="BRL" office:value="24814.6" calcext:value-type="currency">
            <text:p>R$ 24.814,60</text:p>
          </table:table-cell>
          <table:table-cell table:style-name="ce16" table:formula="of:=[.D72]-[.D73]" office:value-type="currency" office:currency="BRL" office:value="18610.95" calcext:value-type="currency">
            <text:p>R$ 18.610,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 – Custo Fixo</text:p>
          </table:table-cell>
          <table:table-cell table:style-name="ce11" table:formula="of:=[.B66]" office:value-type="currency" office:currency="BRL" office:value="10001" calcext:value-type="currency">
            <text:p>R$ 10.001,00</text:p>
          </table:table-cell>
          <table:table-cell table:style-name="ce16" table:formula="of:=[.B75]" office:value-type="currency" office:currency="BRL" office:value="10001" calcext:value-type="currency">
            <text:p>R$ 10.001,00</text:p>
          </table:table-cell>
          <table:table-cell table:style-name="ce16" table:formula="of:=[.B75]" office:value-type="currency" office:currency="BRL" office:value="10001" calcext:value-type="currency">
            <text:p>R$ 10.001,00</text:p>
          </table:table-cell>
          <table:table-cell table:number-columns-repeated="9"/>
        </table:table-row>
        <table:table-row table:style-name="ro2">
          <table:table-cell table:style-name="ce6" office:value-type="string" calcext:value-type="string">
            <text:p>(A-B)-C Resultado Operacional (Lucro/Prejuízo)</text:p>
          </table:table-cell>
          <table:table-cell table:style-name="ce11" table:formula="of:=[.B74]-[.B75]" office:value-type="currency" office:currency="BRL" office:value="21017.25" calcext:value-type="currency">
            <text:p>R$ 21.017,25</text:p>
          </table:table-cell>
          <table:table-cell table:style-name="ce16" table:formula="of:=[.C74]-[.C75]" office:value-type="currency" office:currency="BRL" office:value="14813.6" calcext:value-type="currency">
            <text:p>R$ 14.813,60</text:p>
          </table:table-cell>
          <table:table-cell table:style-name="ce16" table:formula="of:=[.D74]-[.D75]" office:value-type="currency" office:currency="BRL" office:value="8609.94999999999" calcext:value-type="currency">
            <text:p>R$ 8.609,95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ce1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Prazo de Retorno do Investimento</text:p>
          </table:table-cell>
          <table:table-cell table:style-name="ce5" table:formula="of:=[.B23]/[.B76]" office:value-type="float" office:value="1.47740546455887" calcext:value-type="float">
            <text:p>1,48</text:p>
          </table:table-cell>
          <table:table-cell table:style-name="ce19" table:formula="of:=[.B23]/[.C76]" office:value-type="float" office:value="2.09611438137927" calcext:value-type="float">
            <text:p>2,1</text:p>
          </table:table-cell>
          <table:table-cell table:style-name="ce5" table:formula="of:=[.B23]/[.D76]" office:value-type="float" office:value="3.60640886416298" calcext:value-type="float">
            <text:p>3,6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Rentabilidade</text:p>
          </table:table-cell>
          <table:table-cell table:style-name="ce14" table:formula="of:=[.B76]/[.B23]" office:value-type="percentage" office:value="0.676862258864449" calcext:value-type="percentage">
            <text:p>67,69%</text:p>
          </table:table-cell>
          <table:table-cell table:style-name="ce14" table:formula="of:=[.C76]/[.B23]" office:value-type="percentage" office:value="0.477073202151299" calcext:value-type="percentage">
            <text:p>47,71%</text:p>
          </table:table-cell>
          <table:table-cell table:style-name="ce14" table:formula="of:=[.D76]/[.B23]" office:value-type="percentage" office:value="0.27728414543815" calcext:value-type="percentage">
            <text:p>27,73%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Lucratividade</text:p>
          </table:table-cell>
          <table:table-cell table:style-name="ce10" table:formula="of:=[.B76]/[.B72]" office:value-type="percentage" office:value="0.373806136060471" calcext:value-type="percentage">
            <text:p>37,38%</text:p>
          </table:table-cell>
          <table:table-cell table:style-name="ce10" table:formula="of:=[.C76]/[.C72]" office:value-type="percentage" office:value="0.329337483325922" calcext:value-type="percentage">
            <text:p>32,93%</text:p>
          </table:table-cell>
          <table:table-cell table:style-name="ce10" table:formula="of:=[.D76]/[.D72]" office:value-type="percentage" office:value="0.255223062101675" calcext:value-type="percentage">
            <text:p>25,52%</text:p>
          </table:table-cell>
          <table:table-cell table:number-columns-repeated="9"/>
        </table:table-row>
        <table:table-row table:style-name="ro1">
          <table:table-cell table:style-name="Default">
            <draw:frame table:end-cell-address="Estudo.A86" table:end-x="6.511cm" table:end-y="0.013cm" draw:z-index="0" draw:style-name="gr1" draw:text-style-name="P1" svg:width="4.786cm" svg:height="0.964cm" svg:x="1.725cm" svg:y="0.404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>
            <draw:frame table:end-cell-address="Estudo.D86" table:end-x="1.719cm" table:end-y="0.013cm" draw:z-index="1" draw:style-name="gr1" draw:text-style-name="P1" svg:width="6.468cm" svg:height="0.964cm" svg:x="1.065cm" svg:y="0.404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3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7"/>
          <table:table-cell office:value-type="string" calcext:value-type="string">
            <text:p>PAYBACK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15" office:value-type="string" calcext:value-type="string">
            <text:p>T0</text:p>
          </table:table-cell>
          <table:table-cell table:style-name="ce15" office:value-type="string" calcext:value-type="string">
            <text:p>T1</text:p>
          </table:table-cell>
          <table:table-cell table:style-name="ce15" office:value-type="string" calcext:value-type="string">
            <text:p>T2</text:p>
          </table:table-cell>
          <table:table-cell table:style-name="ce15" office:value-type="string" calcext:value-type="string">
            <text:p>T3</text:p>
          </table:table-cell>
          <table:table-cell table:style-name="ce15" office:value-type="string" calcext:value-type="string">
            <text:p>T4</text:p>
          </table:table-cell>
          <table:table-cell table:number-columns-repeated="2"/>
          <table:table-cell office:value-type="string" calcext:value-type="string">
            <text:p>Simples</text:p>
          </table:table-cell>
          <table:table-cell office:value-type="string" calcext:value-type="string">
            <text:p>Descontado</text:p>
          </table:table-cell>
          <table:table-cell office:value-type="string" calcext:value-type="string">
            <text:p>Acumulado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16" office:value-type="currency" office:currency="BRL" office:value="-31051" calcext:value-type="currency">
            <text:p>-R$ 31.051,00</text:p>
          </table:table-cell>
          <table:table-cell table:style-name="ce1" table:formula="of:=[.D76]" office:value-type="float" office:value="8609.94999999999" calcext:value-type="float">
            <text:p>8609,95</text:p>
          </table:table-cell>
          <table:table-cell table:style-name="ce1" table:formula="of:=[.D76]" office:value-type="float" office:value="8609.94999999999" calcext:value-type="float">
            <text:p>8609,95</text:p>
          </table:table-cell>
          <table:table-cell table:style-name="ce1" table:formula="of:=[.D76]" office:value-type="float" office:value="8609.94999999999" calcext:value-type="float">
            <text:p>8609,95</text:p>
          </table:table-cell>
          <table:table-cell table:style-name="ce1" table:formula="of:=[.D76]" office:value-type="float" office:value="8609.94999999999" calcext:value-type="float">
            <text:p>8609,95</text:p>
          </table:table-cell>
          <table:table-cell table:number-columns-repeated="2"/>
          <table:table-cell table:style-name="ce17" table:formula="of:=[.C89]" office:value-type="currency" office:currency="BRL" office:value="8609.94999999999" calcext:value-type="currency">
            <text:p>R$ 8.609,95</text:p>
          </table:table-cell>
          <table:table-cell table:style-name="ce17" table:formula="of:=[.C90]" office:value-type="currency" office:currency="BRL" office:value="8567.11442786069" calcext:value-type="currency">
            <text:p>R$ 8.567,11</text:p>
          </table:table-cell>
          <table:table-cell table:style-name="ce17" table:formula="of:=[.J89]" office:value-type="currency" office:currency="BRL" office:value="8567.11442786069" calcext:value-type="currency">
            <text:p>R$ 8.567,1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1" office:value-type="string" calcext:value-type="string">
            <text:p>Descontado →</text:p>
          </table:table-cell>
          <table:table-cell table:style-name="ce1" table:formula="of:=[.C89]/(1+0.005)^1" office:value-type="float" office:value="8567.11442786069" calcext:value-type="float">
            <text:p>8567,11</text:p>
          </table:table-cell>
          <table:table-cell table:style-name="ce1" table:formula="of:=[.D89]/(1+0.005)^2" office:value-type="float" office:value="8524.49196802059" calcext:value-type="float">
            <text:p>8524,49</text:p>
          </table:table-cell>
          <table:table-cell table:style-name="ce1" table:formula="of:=[.E89]/(1+0.005)^3" office:value-type="float" office:value="8482.08156021949" calcext:value-type="float">
            <text:p>8482,08</text:p>
          </table:table-cell>
          <table:table-cell table:style-name="ce1" table:formula="of:=[.F89]/(1+0.005)^4" office:value-type="float" office:value="8439.88214947213" calcext:value-type="float">
            <text:p>8439,88</text:p>
          </table:table-cell>
          <table:table-cell table:style-name="ce17" table:number-columns-repeated="2"/>
          <table:table-cell table:style-name="ce17" table:formula="of:=[.D89]" office:value-type="currency" office:currency="BRL" office:value="8609.94999999999" calcext:value-type="currency">
            <text:p>R$ 8.609,95</text:p>
          </table:table-cell>
          <table:table-cell table:style-name="ce17" table:formula="of:=[.D90]" office:value-type="currency" office:currency="BRL" office:value="8524.49196802059" calcext:value-type="currency">
            <text:p>R$ 8.524,49</text:p>
          </table:table-cell>
          <table:table-cell table:style-name="ce17" table:formula="of:=[.K89]+[.J90]" office:value-type="currency" office:currency="BRL" office:value="17091.6063958813" calcext:value-type="currency">
            <text:p>R$ 17.091,6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  <table:table-cell table:style-name="ce17" table:formula="of:=[.E89]" office:value-type="currency" office:currency="BRL" office:value="8609.94999999999" calcext:value-type="currency">
            <text:p>R$ 8.609,95</text:p>
          </table:table-cell>
          <table:table-cell table:style-name="ce17" table:formula="of:=[.E90]" office:value-type="currency" office:currency="BRL" office:value="8482.08156021949" calcext:value-type="currency">
            <text:p>R$ 8.482,08</text:p>
          </table:table-cell>
          <table:table-cell table:style-name="ce17" table:formula="of:=[.K90]+[.J91]" office:value-type="currency" office:currency="BRL" office:value="25573.6879561008" calcext:value-type="currency">
            <text:p>R$ 25.573,69</text:p>
          </table:table-cell>
          <table:table-cell table:style-name="ce17" table:formula="of:=31051-[.K91]" office:value-type="currency" office:currency="BRL" office:value="5477.31204389923" calcext:value-type="currency">
            <text:p>R$ 5.477,31</text:p>
          </table:table-cell>
          <table:table-cell table:formula="of:=3+[.L91]/[.J92]" office:value-type="float" office:value="3.6489796832343" calcext:value-type="float">
            <text:p>3,65</text:p>
          </table:table-cell>
        </table:table-row>
        <table:table-row table:style-name="ro1">
          <table:table-cell table:style-name="ce7" office:value-type="string" calcext:value-type="string">
            <text:p>VPL</text:p>
          </table:table-cell>
          <table:table-cell table:style-name="ce17" table:formula="of:=NPV(0.005;[.C89:.F89])+[.B89]" office:value-type="currency" office:currency="BRL" office:value="2962.57010557291" calcext:value-type="currency">
            <text:p>R$ 2.962,57</text:p>
          </table:table-cell>
          <table:table-cell table:style-name="ce41" office:value-type="string" calcext:value-type="string">
            <text:p>Considerando 0,5% a.m.</text:p>
          </table:table-cell>
          <table:table-cell table:number-columns-repeated="5"/>
          <table:table-cell table:style-name="ce17" table:formula="of:=[.F89]" office:value-type="currency" office:currency="BRL" office:value="8609.94999999999" calcext:value-type="currency">
            <text:p>R$ 8.609,95</text:p>
          </table:table-cell>
          <table:table-cell table:style-name="ce17" table:formula="of:=[.F90]" office:value-type="currency" office:currency="BRL" office:value="8439.88214947213" calcext:value-type="currency">
            <text:p>R$ 8.439,88</text:p>
          </table:table-cell>
          <table:table-cell table:style-name="ce17" table:formula="of:=[.K91]+[.J92]" office:value-type="currency" office:currency="BRL" office:value="34013.5701055729" calcext:value-type="currency">
            <text:p>R$ 34.013,57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TIR</text:p>
          </table:table-cell>
          <table:table-cell table:style-name="ce18" table:formula="of:=IRR([.B89:.F89])" office:value-type="percentage" office:value="0.0427598791623759" calcext:value-type="percentage">
            <text:p>4,28%</text:p>
          </table:table-cell>
          <table:table-cell table:number-columns-repeated="11"/>
        </table:table-row>
        <table:table-row table:style-name="ro1">
          <table:table-cell table:style-name="ce7"/>
          <table:table-cell table:style-name="ce38" office:value-type="string" calcext:value-type="string">
            <text:p>Simples</text:p>
          </table:table-cell>
          <table:table-cell table:style-name="ce42" office:value-type="string" calcext:value-type="string">
            <text:p>Descontado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IBC</text:p>
          </table:table-cell>
          <table:table-cell table:formula="of:=([.C89]+[.D89]+[.E89]+[.F89])/31051" office:value-type="float" office:value="1.1091365817526" calcext:value-type="float">
            <text:p>1,11</text:p>
          </table:table-cell>
          <table:table-cell table:formula="of:=([.C90]+[.D90]+[.E90]+[.F90])/31051" office:value-type="float" office:value="1.09540981306795" calcext:value-type="float">
            <text:p>1,1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PB</text:p>
          </table:table-cell>
          <table:table-cell table:formula="of:=3+((31051-[.C89]-[.D89]-[.E89])/[.F89])" office:value-type="float" office:value="3.60640886416298" calcext:value-type="float">
            <text:p>3,61</text:p>
          </table:table-cell>
          <table:table-cell table:formula="of:=3+((31051-[.C90]-[.D90]-[.E90])/[.F90])" office:value-type="float" office:value="3.6489796832343" calcext:value-type="float">
            <text:p>3,65</text:p>
          </table:table-cell>
          <table:table-cell table:number-columns-repeated="10"/>
        </table:table-row>
        <table:table-row table:style-name="ro2">
          <table:table-cell table:style-name="Default"/>
          <table:table-cell table:style-name="ce39" office:value-type="string" calcext:value-type="string">
            <text:p>três meses e dezessete dias</text:p>
          </table:table-cell>
          <table:table-cell table:style-name="ce39" office:value-type="string" calcext:value-type="string">
            <text:p>três meses e dezoito dias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formula="of:=COM.MICROSOFT.CONCAT(&quot;VPL mostra que é viável. tem retorno do capital investido e há uma sobra de R$ &quot;; [.B92])" office:value-type="string" office:string-value="VPL mostra que é viável. tem retorno do capital investido e há uma sobra de R$ 2962,57010557291" calcext:value-type="string">
            <text:p>VPL mostra que é viável. tem retorno do capital investido e há uma sobra de R$ 2962,57010557291</text:p>
          </table:table-cell>
          <table:table-cell table:number-columns-repeated="11"/>
        </table:table-row>
        <table:table-row table:style-name="ro1">
          <table:table-cell table:style-name="Default"/>
          <table:table-cell table:formula="of:=COM.MICROSOFT.CONCAT(&quot;A TIR também mostra que é viável. Tem uma taxa de &quot;;[.B93]*100;&quot; % maior que a taxa mínima de atratividade de 0,5% ao mês.&quot;)" office:value-type="string" office:string-value="A TIR também mostra que é viável. Tem uma taxa de 4,27598791623759 % maior que a taxa mínima de atratividade de 0,5% ao mês." calcext:value-type="string">
            <text:p>A TIR também mostra que é viável. Tem uma taxa de 4,27598791623759 % maior que a taxa mínima de atratividade de 0,5% ao mês.</text:p>
          </table:table-cell>
          <table:table-cell table:number-columns-repeated="11"/>
        </table:table-row>
        <table:table-row table:style-name="ro1">
          <table:table-cell table:style-name="Default"/>
          <table:table-cell table:formula="of:=COM.MICROSOFT.CONCAT(&quot;O IBC mostra ser viável. Para cada R$ 1,00 investido, existe um retorno de R$ &quot;;[.B95]; &quot; e para valores descontados , será de R$ &quot;;[.C95])" office:value-type="string" office:string-value="O IBC mostra ser viável. Para cada R$ 1,00 investido, existe um retorno de R$ 1,1091365817526 e para valores descontados , será de R$ 1,09540981306795" calcext:value-type="string">
            <text:p>O IBC mostra ser viável. Para cada R$ 1,00 investido, existe um retorno de R$ 1,1091365817526 e para valores descontados , será de R$ 1,09540981306795</text:p>
          </table:table-cell>
          <table:table-cell table:number-columns-repeated="11"/>
        </table:table-row>
        <table:table-row table:style-name="ro1">
          <table:table-cell table:style-name="Default"/>
          <table:table-cell table:formula="of:=COM.MICROSOFT.CONCAT(&quot;PB mostra que o retorno será em &quot;;[.B97]; &quot; e para o descontado, &quot;;[.C97])" office:value-type="string" office:string-value="PB mostra que o retorno será em três meses e dezessete dias e para o descontado, três meses e dezoito dias" calcext:value-type="string">
            <text:p>PB mostra que o retorno será em três meses e dezessete dias e para o descontado, três meses e dezoito dias</text:p>
          </table:table-cell>
          <table:table-cell table:number-columns-repeated="11"/>
        </table:table-row>
        <table:table-row table:style-name="ro1" table:number-rows-repeated="6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//</text:p>
          </table:table-cell>
          <table:table-cell table:number-columns-repeated="12"/>
        </table:table-row>
      </table:table>
      <table:table table:name="Estudo 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 office:value-type="string" calcext:value-type="string">
            <text:p>PRODUTO: 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PESQUISA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string" calcext:value-type="string">
            <text:p>Número de Empresas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centual que utilizam o serviço</text:p>
          </table:table-cell>
          <table:table-cell table:style-name="ce8" office:value-type="percentage" office:value="0.5" calcext:value-type="percentage">
            <text:p>50,00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entes potenciais</text:p>
          </table:table-cell>
          <table:table-cell table:style-name="ce9" table:formula="of:=[.B5]*[.B6]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table:style-name="Default"/>
          <table:table-cell table:style-name="ce10"/>
          <table:table-cell table:number-columns-repeated="14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INVESTIMENTO INICIAL</text:p>
          </table:table-cell>
          <table:table-cell table:style-name="ce1"/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4"/>
        </table:table-row>
        <table:table-row table:style-name="ro1"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Valor (R$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stalações</text:p>
          </table:table-cell>
          <table:table-cell table:style-name="ce11" office:value-type="currency" office:currency="BRL" office:value="4000" calcext:value-type="currency">
            <text:p>R$ 4.000,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uipamentos</text:p>
          </table:table-cell>
          <table:table-cell table:style-name="ce11" office:value-type="currency" office:currency="BRL" office:value="13000" calcext:value-type="currency">
            <text:p>R$ 13.000,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erramentas</text:p>
          </table:table-cell>
          <table:table-cell table:style-name="ce11" office:value-type="currency" office:currency="BRL" office:value="2500" calcext:value-type="currency">
            <text:p>R$ 2.500,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teriais</text:p>
          </table:table-cell>
          <table:table-cell table:style-name="ce11" office:value-type="currency" office:currency="BRL" office:value="10000" calcext:value-type="currency">
            <text:p>R$ 10.000,0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Subtotal</text:p>
          </table:table-cell>
          <table:table-cell table:style-name="ce12" table:formula="of:=SUM([.B13:.B16])" office:value-type="currency" office:currency="BRL" office:value="29500" calcext:value-type="currency">
            <text:p>R$ 29.500,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serva Técnica (10%)</text:p>
          </table:table-cell>
          <table:table-cell table:style-name="ce11" table:formula="of:=[.B17]*0.1" office:value-type="currency" office:currency="BRL" office:value="2950" calcext:value-type="currency">
            <text:p>R$ 2.950,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toque Mínimo Inicial</text:p>
          </table:table-cell>
          <table:table-cell table:style-name="ce11" office:value-type="currency" office:currency="BRL" office:value="5000" calcext:value-type="currency">
            <text:p>R$ 5.000,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ital de Giro (1mês de despesas fixas)</text:p>
          </table:table-cell>
          <table:table-cell table:style-name="ce11" table:formula="of:=[.B48]" office:value-type="currency" office:currency="BRL" office:value="11301" calcext:value-type="currency">
            <text:p>R$ 11.301,0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12" table:formula="of:=SUM([.B17:.B20])" office:value-type="currency" office:currency="BRL" office:value="48751" calcext:value-type="currency">
            <text:p>R$ 48.751,00</text:p>
          </table:table-cell>
          <table:table-cell table:number-columns-repeated="14"/>
        </table:table-row>
        <table:table-row table:style-name="ro1" table:number-rows-repeated="2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CUSTO DE PRODUÇÃO</text:p>
          </table:table-cell>
          <table:table-cell table:style-name="ce1" table:number-columns-repeated="5"/>
          <table:table-cell table:number-columns-repeated="10"/>
        </table:table-row>
        <table:table-row table:style-name="ro1">
          <table:table-cell/>
          <table:table-cell table:style-name="ce1" table:number-columns-repeated="5"/>
          <table:table-cell table:number-columns-repeated="10"/>
        </table:table-row>
        <table:table-row table:style-name="ro1">
          <table:table-cell table:style-name="ce3" office:value-type="string" calcext:value-type="string">
            <text:p>Item – Serviço…</text:p>
          </table:table-cell>
          <table:table-cell table:style-name="ce3" office:value-type="string" calcext:value-type="string">
            <text:p>Unidade</text:p>
          </table:table-cell>
          <table:table-cell table:style-name="ce3" office:value-type="string" calcext:value-type="string">
            <text:p>Preço/un.</text:p>
          </table:table-cell>
          <table:table-cell table:style-name="ce3" office:value-type="string" calcext:value-type="string">
            <text:p>Quantidade</text:p>
          </table:table-cell>
          <table:table-cell table:style-name="ce53" office:value-type="string" calcext:value-type="string">
            <text:p>Total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Combustível</text:p>
          </table:table-cell>
          <table:table-cell table:style-name="ce1" office:value-type="string" calcext:value-type="string">
            <text:p>litro</text:p>
          </table:table-cell>
          <table:table-cell table:style-name="ce11" office:value-type="currency" office:currency="BRL" office:value="7.09" calcext:value-type="currency">
            <text:p>R$ 7,09</text:p>
          </table:table-cell>
          <table:table-cell table:style-name="ce1" office:value-type="float" office:value="2" calcext:value-type="float">
            <text:p>2</text:p>
          </table:table-cell>
          <table:table-cell table:style-name="ce11" table:formula="of:=[.C27]*[.D27]" office:value-type="currency" office:currency="BRL" office:value="14.18" calcext:value-type="currency">
            <text:p>R$ 14,18</text:p>
          </table:table-cell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Material</text:p>
          </table:table-cell>
          <table:table-cell table:style-name="ce1" office:value-type="string" calcext:value-type="string">
            <text:p>metro</text:p>
          </table:table-cell>
          <table:table-cell table:style-name="ce11" office:value-type="currency" office:currency="BRL" office:value="2" calcext:value-type="currency">
            <text:p>R$ 2,00</text:p>
          </table:table-cell>
          <table:table-cell table:style-name="ce1" office:value-type="float" office:value="2" calcext:value-type="float">
            <text:p>2</text:p>
          </table:table-cell>
          <table:table-cell table:style-name="ce11" table:formula="of:=[.C28]*[.D28]" office:value-type="currency" office:currency="BRL" office:value="4" calcext:value-type="currency">
            <text:p>R$ 4,00</text:p>
          </table:table-cell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Mão de obra</text:p>
          </table:table-cell>
          <table:table-cell table:style-name="ce1" office:value-type="string" calcext:value-type="string">
            <text:p>hora</text:p>
          </table:table-cell>
          <table:table-cell table:style-name="ce11" office:value-type="currency" office:currency="BRL" office:value="100" calcext:value-type="currency">
            <text:p>R$ 100,00</text:p>
          </table:table-cell>
          <table:table-cell table:style-name="ce1" office:value-type="float" office:value="2" calcext:value-type="float">
            <text:p>2</text:p>
          </table:table-cell>
          <table:table-cell table:style-name="ce11" table:formula="of:=[.C29]*[.D29]" office:value-type="currency" office:currency="BRL" office:value="200" calcext:value-type="currency">
            <text:p>R$ 200,00</text:p>
          </table:table-cell>
          <table:table-cell table:style-name="ce1"/>
          <table:table-cell table:number-columns-repeated="10"/>
        </table:table-row>
        <table:table-row table:style-name="ro1">
          <table:table-cell table:style-name="ce3" table:number-columns-repeated="4"/>
          <table:table-cell table:style-name="ce43" table:formula="of:=SUM([.E27:.E29])" office:value-type="currency" office:currency="BRL" office:value="218.18" calcext:value-type="currency">
            <text:p>R$ 218,18</text:p>
          </table:table-cell>
          <table:table-cell table:style-name="ce43"/>
          <table:table-cell table:number-columns-repeated="10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PREÇO DE VENDA</text:p>
          </table:table-cell>
          <table:table-cell table:style-name="ce1" table:number-columns-repeated="4"/>
          <table:table-cell table:number-columns-repeated="11"/>
        </table:table-row>
        <table:table-row table:style-name="ro1">
          <table:table-cell/>
          <table:table-cell table:style-name="ce1" table:number-columns-repeated="4"/>
          <table:table-cell table:number-columns-repeated="11"/>
        </table:table-row>
        <table:table-row table:style-name="ro1">
          <table:table-cell table:style-name="ce3" office:value-type="string" calcext:value-type="string">
            <text:p>Produto</text:p>
          </table:table-cell>
          <table:table-cell table:style-name="ce3" office:value-type="string" calcext:value-type="string">
            <text:p>Concorrente A</text:p>
          </table:table-cell>
          <table:table-cell table:style-name="ce3" office:value-type="string" calcext:value-type="string">
            <text:p>Concorrente B</text:p>
          </table:table-cell>
          <table:table-cell table:style-name="ce3" office:value-type="string" calcext:value-type="string">
            <text:p>Concorrente C</text:p>
          </table:table-cell>
          <table:table-cell table:style-name="ce3" office:value-type="string" calcext:value-type="string">
            <text:p>Preço Médi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rviço …</text:p>
          </table:table-cell>
          <table:table-cell table:style-name="ce16" office:value-type="currency" office:currency="BRL" office:value="250" calcext:value-type="currency">
            <text:p>R$ 250,00</text:p>
          </table:table-cell>
          <table:table-cell table:style-name="ce11" office:value-type="currency" office:currency="BRL" office:value="290" calcext:value-type="currency">
            <text:p>R$ 290,00</text:p>
          </table:table-cell>
          <table:table-cell table:style-name="ce11" office:value-type="currency" office:currency="BRL" office:value="340" calcext:value-type="currency">
            <text:p>R$ 340,00</text:p>
          </table:table-cell>
          <table:table-cell table:style-name="ce16" table:formula="of:=([.B35]+[.C35]+[.D35])/3" office:value-type="currency" office:currency="BRL" office:value="293.333333333333" calcext:value-type="currency">
            <text:p>R$ 293,33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CUSTOS FIXOS</text:p>
          </table:table-cell>
          <table:table-cell table:style-name="ce1"/>
          <table:table-cell table:number-columns-repeated="14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Valor (R$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uguel</text:p>
          </table:table-cell>
          <table:table-cell table:style-name="ce11" office:value-type="currency" office:currency="BRL" office:value="1500" calcext:value-type="currency">
            <text:p>R$ 1.500,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z</text:p>
          </table:table-cell>
          <table:table-cell table:style-name="ce11" office:value-type="currency" office:currency="BRL" office:value="500" calcext:value-type="currency">
            <text:p>R$ 500,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Água</text:p>
          </table:table-cell>
          <table:table-cell table:style-name="ce11" office:value-type="currency" office:currency="BRL" office:value="350" calcext:value-type="currency">
            <text:p>R$ 350,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lefone</text:p>
          </table:table-cell>
          <table:table-cell table:style-name="ce11" office:value-type="currency" office:currency="BRL" office:value="500" calcext:value-type="currency">
            <text:p>R$ 500,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paganda</text:p>
          </table:table-cell>
          <table:table-cell table:style-name="ce11" office:value-type="currency" office:currency="BRL" office:value="1000" calcext:value-type="currency">
            <text:p>R$ 1.000,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lários</text:p>
          </table:table-cell>
          <table:table-cell table:style-name="ce11" office:value-type="currency" office:currency="BRL" office:value="3600" calcext:value-type="currency">
            <text:p>R$ 3.600,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cargos Sociais</text:p>
          </table:table-cell>
          <table:table-cell table:style-name="ce11" office:value-type="currency" office:currency="BRL" office:value="1851" calcext:value-type="currency">
            <text:p>R$ 1.851,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ó Labore</text:p>
          </table:table-cell>
          <table:table-cell table:style-name="ce11" office:value-type="currency" office:currency="BRL" office:value="2000" calcext:value-type="currency">
            <text:p>R$ 2.000,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13" table:formula="of:=SUM([.B40:.B47])" office:value-type="currency" office:currency="BRL" office:value="11301" calcext:value-type="currency">
            <text:p>R$ 11.301,00</text:p>
          </table:table-cell>
          <table:table-cell table:number-columns-repeated="14"/>
        </table:table-row>
        <table:table-row table:style-name="ro1" table:number-rows-repeated="2">
          <table:table-cell table:style-name="Default"/>
          <table:table-cell table:number-columns-repeated="15"/>
        </table:table-row>
        <table:table-row table:style-name="ro1">
          <table:table-cell table:style-name="ce4" office:value-type="string" calcext:value-type="string">
            <text:p>CUSTOS VARIÁVEIS</text:p>
          </table:table-cell>
          <table:table-cell table:style-name="ce1"/>
          <table:table-cell table:number-columns-repeated="14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Valor (R$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sto de produção</text:p>
          </table:table-cell>
          <table:table-cell table:style-name="ce11" table:formula="of:=[.E30]" office:value-type="currency" office:currency="BRL" office:value="218.18" calcext:value-type="currency">
            <text:p>R$ 218,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mpostos – 2% (ISS)</text:p>
          </table:table-cell>
          <table:table-cell table:style-name="ce11" table:formula="of:=[.E35]*0.02" office:value-type="currency" office:currency="BRL" office:value="5.86666666666667" calcext:value-type="currency">
            <text:p>R$ 5,87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13" table:formula="of:=SUM([.B53:.B54])" office:value-type="currency" office:currency="BRL" office:value="224.046666666667" calcext:value-type="currency">
            <text:p>R$ 224,05</text:p>
          </table:table-cell>
          <table:table-cell table:number-columns-repeated="14"/>
        </table:table-row>
        <table:table-row table:style-name="ro1" table:number-rows-repeated="2">
          <table:table-cell table:style-name="Default"/>
          <table:table-cell table:number-columns-repeated="15"/>
        </table:table-row>
        <table:table-row table:style-name="ro1">
          <table:table-cell table:style-name="ce5" office:value-type="string" calcext:value-type="string">
            <text:p>RESUMO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enda/Receita</text:p>
          </table:table-cell>
          <table:table-cell table:style-name="ce11" table:formula="of:=[.E35]" office:value-type="currency" office:currency="BRL" office:value="293.333333333333" calcext:value-type="currency">
            <text:p>R$ 293,33</text:p>
          </table:table-cell>
          <table:table-cell table:style-name="ce1"/>
          <table:table-cell table:number-columns-repeated="13"/>
        </table:table-row>
        <table:table-row table:style-name="ro1">
          <table:table-cell office:value-type="string" calcext:value-type="string">
            <text:p>Custo Variável – CV</text:p>
          </table:table-cell>
          <table:table-cell table:style-name="ce11" table:formula="of:=[.B55]" office:value-type="currency" office:currency="BRL" office:value="224.046666666667" calcext:value-type="currency">
            <text:p>R$ 224,05</text:p>
          </table:table-cell>
          <table:table-cell table:style-name="ce1"/>
          <table:table-cell table:number-columns-repeated="13"/>
        </table:table-row>
        <table:table-row table:style-name="ro1">
          <table:table-cell office:value-type="string" calcext:value-type="string">
            <text:p>Margem de Contribuição – MC</text:p>
          </table:table-cell>
          <table:table-cell table:style-name="ce11" table:formula="of:=[.B59]-[.B60]" office:value-type="currency" office:currency="BRL" office:value="69.2866666666666" calcext:value-type="currency">
            <text:p>R$ 69,29</text:p>
          </table:table-cell>
          <table:table-cell table:style-name="ce1"/>
          <table:table-cell table:number-columns-repeated="13"/>
        </table:table-row>
        <table:table-row table:style-name="ro1">
          <table:table-cell office:value-type="string" calcext:value-type="string">
            <text:p>Custos Fixos – CF</text:p>
          </table:table-cell>
          <table:table-cell table:style-name="ce11" table:formula="of:=[.B48]" office:value-type="currency" office:currency="BRL" office:value="11301" calcext:value-type="currency">
            <text:p>R$ 11.301,00</text:p>
          </table:table-cell>
          <table:table-cell table:style-name="ce1"/>
          <table:table-cell table:number-columns-repeated="13"/>
        </table:table-row>
        <table:table-row table:style-name="ro1">
          <table:table-cell office:value-type="string" calcext:value-type="string">
            <text:p>Ponto de Equilíbrio (quantidade)</text:p>
          </table:table-cell>
          <table:table-cell table:style-name="ce1" table:formula="of:=[.B62]/[.B61]" office:value-type="float" office:value="163.104974502069" calcext:value-type="float">
            <text:p>163,1</text:p>
          </table:table-cell>
          <table:table-cell table:style-name="ce1" office:value-type="string" calcext:value-type="string">
            <text:p>unidad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nto de Equilíbrio</text:p>
          </table:table-cell>
          <table:table-cell table:style-name="ce11" table:formula="of:=[.B63]*[.B59]" office:value-type="currency" office:currency="BRL" office:value="47844.1258539402" calcext:value-type="currency">
            <text:p>R$ 47.844,13</text:p>
          </table:table-cell>
          <table:table-cell table:style-name="ce1"/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15"/>
        </table:table-row>
        <table:table-row table:style-name="ro1">
          <table:table-cell table:style-name="ce5" office:value-type="string" calcext:value-type="string">
            <text:p>DEMONSTRATIVO DE RESULTADO</text:p>
          </table:table-cell>
          <table:table-cell table:style-name="ce5" office:value-type="string" calcext:value-type="string">
            <text:p>Cenário – 100%</text:p>
          </table:table-cell>
          <table:table-cell table:style-name="ce5" office:value-type="string" calcext:value-type="string">
            <text:p>Cenário – 80%</text:p>
          </table:table-cell>
          <table:table-cell table:style-name="ce5" office:value-type="string" calcext:value-type="string">
            <text:p>Cenário – 6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 – Previsão de Serviços</text:p>
          </table:table-cell>
          <table:table-cell table:style-name="ce11" table:formula="of:=[.B7]*[.B59]" office:value-type="currency" office:currency="BRL" office:value="146666.666666667" calcext:value-type="currency">
            <text:p>R$ 146.666,67</text:p>
          </table:table-cell>
          <table:table-cell table:style-name="ce16" table:formula="of:=[.B68]-([.B68]*0.2)" office:value-type="currency" office:currency="BRL" office:value="117333.333333333" calcext:value-type="currency">
            <text:p>R$ 117.333,33</text:p>
          </table:table-cell>
          <table:table-cell table:style-name="ce16" table:formula="of:=[.B68]-([.B68]*0.4)" office:value-type="currency" office:currency="BRL" office:value="88000" calcext:value-type="currency">
            <text:p>R$ 88.000,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 – Custos Variáveis</text:p>
          </table:table-cell>
          <table:table-cell table:style-name="ce11" table:formula="of:=[.B60]*[.B7]" office:value-type="currency" office:currency="BRL" office:value="112023.333333333" calcext:value-type="currency">
            <text:p>R$ 112.023,33</text:p>
          </table:table-cell>
          <table:table-cell table:style-name="ce16" table:formula="of:=[.B69]-([.B69]*0.2)" office:value-type="currency" office:currency="BRL" office:value="89618.6666666667" calcext:value-type="currency">
            <text:p>R$ 89.618,67</text:p>
          </table:table-cell>
          <table:table-cell table:style-name="ce16" table:formula="of:=[.B69]-([.B69]*0.4)" office:value-type="currency" office:currency="BRL" office:value="67214" calcext:value-type="currency">
            <text:p>R$ 67.214,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-B Margem de Contribuição</text:p>
          </table:table-cell>
          <table:table-cell table:style-name="ce11" table:formula="of:=[.B68]-[.B69]" office:value-type="currency" office:currency="BRL" office:value="34643.3333333333" calcext:value-type="currency">
            <text:p>R$ 34.643,33</text:p>
          </table:table-cell>
          <table:table-cell table:style-name="ce16" table:formula="of:=[.C68]-[.C69]" office:value-type="currency" office:currency="BRL" office:value="27714.6666666667" calcext:value-type="currency">
            <text:p>R$ 27.714,67</text:p>
          </table:table-cell>
          <table:table-cell table:style-name="ce16" table:formula="of:=[.D68]-[.D69]" office:value-type="currency" office:currency="BRL" office:value="20786" calcext:value-type="currency">
            <text:p>R$ 20.786,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 – Custo Fixo</text:p>
          </table:table-cell>
          <table:table-cell table:style-name="ce11" table:formula="of:=[.B62]" office:value-type="currency" office:currency="BRL" office:value="11301" calcext:value-type="currency">
            <text:p>R$ 11.301,00</text:p>
          </table:table-cell>
          <table:table-cell table:style-name="ce16" table:formula="of:=[.B71]" office:value-type="currency" office:currency="BRL" office:value="11301" calcext:value-type="currency">
            <text:p>R$ 11.301,00</text:p>
          </table:table-cell>
          <table:table-cell table:style-name="ce16" table:formula="of:=[.B71]" office:value-type="currency" office:currency="BRL" office:value="11301" calcext:value-type="currency">
            <text:p>R$ 11.301,00</text:p>
          </table:table-cell>
          <table:table-cell table:number-columns-repeated="12"/>
        </table:table-row>
        <table:table-row table:style-name="ro2">
          <table:table-cell table:style-name="ce6" office:value-type="string" calcext:value-type="string">
            <text:p>(A-B)-C Resultado Operacional (Lucro/Prejuízo)</text:p>
          </table:table-cell>
          <table:table-cell table:style-name="ce11" table:formula="of:=[.B70]-[.B71]" office:value-type="currency" office:currency="BRL" office:value="23342.3333333333" calcext:value-type="currency">
            <text:p>R$ 23.342,33</text:p>
          </table:table-cell>
          <table:table-cell table:style-name="ce16" table:formula="of:=[.C70]-[.C71]" office:value-type="currency" office:currency="BRL" office:value="16413.6666666667" calcext:value-type="currency">
            <text:p>R$ 16.413,67</text:p>
          </table:table-cell>
          <table:table-cell table:style-name="ce16" table:formula="of:=[.D70]-[.D71]" office:value-type="currency" office:currency="BRL" office:value="9485" calcext:value-type="currency">
            <text:p>R$ 9.485,00</text:p>
          </table:table-cell>
          <table:table-cell table:number-columns-repeated="12"/>
        </table:table-row>
        <table:table-row table:style-name="ro1" table:number-rows-repeated="3">
          <table:table-cell/>
          <table:table-cell table:style-name="ce1" table:number-columns-repeated="3"/>
          <table:table-cell table:number-columns-repeated="12"/>
        </table:table-row>
        <table:table-row table:style-name="ro1">
          <table:table-cell table:style-name="ce5" office:value-type="string" calcext:value-type="string">
            <text:p>Prazo de Retorno do Investimento</text:p>
          </table:table-cell>
          <table:table-cell table:style-name="ce5" table:formula="of:=[.B21]/[.B72]" office:value-type="float" office:value="2.0885229982721" calcext:value-type="float">
            <text:p>2,09</text:p>
          </table:table-cell>
          <table:table-cell table:style-name="ce19" table:formula="of:=[.B21]/[.C72]" office:value-type="float" office:value="2.97014682886213" calcext:value-type="float">
            <text:p>2,97</text:p>
          </table:table-cell>
          <table:table-cell table:style-name="ce5" table:formula="of:=[.B21]/[.D72]" office:value-type="float" office:value="5.13979968371112" calcext:value-type="float">
            <text:p>5,14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Rentabilidade</text:p>
          </table:table-cell>
          <table:table-cell table:style-name="ce14" table:formula="of:=[.B72]/[.B21]" office:value-type="percentage" office:value="0.478807272329456" calcext:value-type="percentage">
            <text:p>47,88%</text:p>
          </table:table-cell>
          <table:table-cell table:style-name="ce14" table:formula="of:=[.C72]/[.B21]" office:value-type="percentage" office:value="0.336683691958455" calcext:value-type="percentage">
            <text:p>33,67%</text:p>
          </table:table-cell>
          <table:table-cell table:style-name="ce14" table:formula="of:=[.D72]/[.B21]" office:value-type="percentage" office:value="0.194560111587455" calcext:value-type="percentage">
            <text:p>19,46%</text:p>
          </table:table-cell>
          <table:table-cell table:number-columns-repeated="12"/>
        </table:table-row>
        <table:table-row table:style-name="ro1">
          <table:table-cell table:style-name="ce49" office:value-type="string" calcext:value-type="string">
            <text:p>Lucratividade</text:p>
          </table:table-cell>
          <table:table-cell table:style-name="ce50" table:formula="of:=[.B72]/[.B68]" office:value-type="percentage" office:value="0.159152272727273" calcext:value-type="percentage">
            <text:p>15,92%</text:p>
          </table:table-cell>
          <table:table-cell table:style-name="ce50" table:formula="of:=[.C72]/[.C68]" office:value-type="percentage" office:value="0.139889204545454" calcext:value-type="percentage">
            <text:p>13,99%</text:p>
          </table:table-cell>
          <table:table-cell table:style-name="ce50" table:formula="of:=[.D72]/[.D68]" office:value-type="percentage" office:value="0.107784090909091" calcext:value-type="percentage">
            <text:p>10,78%</text:p>
          </table:table-cell>
          <table:table-cell table:number-columns-repeated="12"/>
        </table:table-row>
        <table:table-row table:style-name="ro1">
          <table:table-cell table:style-name="Default">
            <draw:frame table:end-cell-address="'Estudo 2'.A82" table:end-x="6.511cm" table:end-y="0.014cm" draw:z-index="0" draw:style-name="gr1" draw:text-style-name="P1" svg:width="4.786cm" svg:height="0.964cm" svg:x="1.725cm" svg:y="0.404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5"/>
        </table:table-row>
        <table:table-row table:style-name="ro1" table:number-rows-repeated="2">
          <table:table-cell table:style-name="Default"/>
          <table:table-cell table:number-columns-repeated="15"/>
        </table:table-row>
        <table:table-row table:style-name="ro1">
          <table:table-cell table:style-name="Default">
            <draw:frame table:end-cell-address="'Estudo 2'.A84" table:end-x="6.832cm" table:end-y="0.284cm" draw:z-index="1" draw:style-name="gr1" draw:text-style-name="P1" svg:width="6.468cm" svg:height="0.964cm" svg:x="0.364cm" svg:y="0.223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51" office:value-type="string" calcext:value-type="string">
            <text:p>Taxa</text:p>
          </table:table-cell>
          <table:table-cell table:style-name="ce52" office:value-type="percentage" office:value="0.005" calcext:value-type="percentage">
            <text:p>0,50%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style-name="ce15" office:value-type="string" calcext:value-type="string">
            <text:p>T0</text:p>
          </table:table-cell>
          <table:table-cell table:style-name="ce15" office:value-type="string" calcext:value-type="string">
            <text:p>T1</text:p>
          </table:table-cell>
          <table:table-cell table:style-name="ce15" office:value-type="string" calcext:value-type="string">
            <text:p>T2</text:p>
          </table:table-cell>
          <table:table-cell table:style-name="ce15" office:value-type="string" calcext:value-type="string">
            <text:p>T3</text:p>
          </table:table-cell>
          <table:table-cell table:style-name="ce15"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style-name="Default"/>
          <table:table-cell table:style-name="ce16" table:formula="of:=-[.B21]" office:value-type="currency" office:currency="BRL" office:value="-48751" calcext:value-type="currency">
            <text:p>-R$ 48.751,00</text:p>
          </table:table-cell>
          <table:table-cell table:style-name="ce16" table:formula="of:=[.$D72]" office:value-type="currency" office:currency="BRL" office:value="9485" calcext:value-type="currency">
            <text:p>R$ 9.485,00</text:p>
          </table:table-cell>
          <table:table-cell table:style-name="ce16" table:formula="of:=[.$D72]" office:value-type="currency" office:currency="BRL" office:value="9485" calcext:value-type="currency">
            <text:p>R$ 9.485,00</text:p>
          </table:table-cell>
          <table:table-cell table:style-name="ce16" table:formula="of:=[.$D72]" office:value-type="currency" office:currency="BRL" office:value="9485" calcext:value-type="currency">
            <text:p>R$ 9.485,00</text:p>
          </table:table-cell>
          <table:table-cell table:style-name="ce16" table:formula="of:=[.$D72]" office:value-type="currency" office:currency="BRL" office:value="9485" calcext:value-type="currency">
            <text:p>R$ 9.485,00</text:p>
          </table:table-cell>
          <table:table-cell table:style-name="ce16" table:formula="of:=[.$D72]" office:value-type="currency" office:currency="BRL" office:value="9485" calcext:value-type="currency">
            <text:p>R$ 9.485,00</text:p>
          </table:table-cell>
          <table:table-cell table:style-name="ce16" table:formula="of:=[.$D72]" office:value-type="currency" office:currency="BRL" office:value="9485" calcext:value-type="currency">
            <text:p>R$ 9.485,00</text:p>
          </table:table-cell>
          <table:table-cell table:style-name="ce16" table:formula="of:=[.$D72]" office:value-type="currency" office:currency="BRL" office:value="9485" calcext:value-type="currency">
            <text:p>R$ 9.485,00</text:p>
          </table:table-cell>
          <table:table-cell table:style-name="ce16" table:formula="of:=[.$D72]" office:value-type="currency" office:currency="BRL" office:value="9485" calcext:value-type="currency">
            <text:p>R$ 9.485,00</text:p>
          </table:table-cell>
          <table:table-cell table:style-name="ce16" table:formula="of:=[.$D72]" office:value-type="currency" office:currency="BRL" office:value="9485" calcext:value-type="currency">
            <text:p>R$ 9.485,00</text:p>
          </table:table-cell>
          <table:table-cell table:style-name="ce16" table:formula="of:=[.$D72]" office:value-type="currency" office:currency="BRL" office:value="9485" calcext:value-type="currency">
            <text:p>R$ 9.485,00</text:p>
          </table:table-cell>
          <table:table-cell table:style-name="ce16" table:formula="of:=[.$D72]" office:value-type="currency" office:currency="BRL" office:value="9485" calcext:value-type="currency">
            <text:p>R$ 9.485,00</text:p>
          </table:table-cell>
          <table:table-cell table:style-name="ce16" table:formula="of:=[.$D72]" office:value-type="currency" office:currency="BRL" office:value="9485" calcext:value-type="currency">
            <text:p>R$ 9.485,00</text:p>
          </table:table-cell>
          <table:table-cell table:style-name="ce17" table:formula="of:=SUM([.C85:.N85])" office:value-type="currency" office:currency="BRL" office:value="113820" calcext:value-type="currency">
            <text:p>R$ 113.820,00</text:p>
          </table:table-cell>
          <table:table-cell/>
        </table:table-row>
        <table:table-row table:style-name="ro1">
          <table:table-cell table:style-name="Default"/>
          <table:table-cell table:style-name="ce1" office:value-type="string" calcext:value-type="string">
            <text:p>Descontado →</text:p>
          </table:table-cell>
          <table:table-cell table:style-name="ce16" table:formula="of:=[.C85]/(1+0.005)^1" office:value-type="currency" office:currency="BRL" office:value="9437.81094527363" calcext:value-type="currency">
            <text:p>R$ 9.437,81</text:p>
          </table:table-cell>
          <table:table-cell table:style-name="ce16" table:formula="of:=[.D85]/(1+0.005)^2" office:value-type="currency" office:currency="BRL" office:value="9390.85666196382" calcext:value-type="currency">
            <text:p>R$ 9.390,86</text:p>
          </table:table-cell>
          <table:table-cell table:style-name="ce16" table:formula="of:=[.E85]/(1+0.005)^3" office:value-type="currency" office:currency="BRL" office:value="9344.13598205355" calcext:value-type="currency">
            <text:p>R$ 9.344,14</text:p>
          </table:table-cell>
          <table:table-cell table:style-name="ce16" table:formula="of:=[.F85]/(1+0.005)^4" office:value-type="currency" office:currency="BRL" office:value="9297.64774333687" calcext:value-type="currency">
            <text:p>R$ 9.297,65</text:p>
          </table:table-cell>
          <table:table-cell table:style-name="ce16" table:formula="of:=[.G85]/(1+0.005)^5" office:value-type="currency" office:currency="BRL" office:value="9251.39078938992" calcext:value-type="currency">
            <text:p>R$ 9.251,39</text:p>
          </table:table-cell>
          <table:table-cell table:style-name="ce16" table:formula="of:=[.H85]/(1+0.005)^6" office:value-type="currency" office:currency="BRL" office:value="9205.36396954221" calcext:value-type="currency">
            <text:p>R$ 9.205,36</text:p>
          </table:table-cell>
          <table:table-cell table:style-name="ce16" table:formula="of:=[.I85]/(1+0.005)^7" office:value-type="currency" office:currency="BRL" office:value="9159.56613884797" calcext:value-type="currency">
            <text:p>R$ 9.159,57</text:p>
          </table:table-cell>
          <table:table-cell table:style-name="ce16" table:formula="of:=[.J85]/(1+0.005)^8" office:value-type="currency" office:currency="BRL" office:value="9113.99615805768" calcext:value-type="currency">
            <text:p>R$ 9.114,00</text:p>
          </table:table-cell>
          <table:table-cell table:style-name="ce16" table:formula="of:=[.K85]/(1+0.005)^9" office:value-type="currency" office:currency="BRL" office:value="9068.65289358973" calcext:value-type="currency">
            <text:p>R$ 9.068,65</text:p>
          </table:table-cell>
          <table:table-cell table:style-name="ce16" table:formula="of:=[.L85]/(1+0.005)^10" office:value-type="currency" office:currency="BRL" office:value="9023.53521750222" calcext:value-type="currency">
            <text:p>R$ 9.023,54</text:p>
          </table:table-cell>
          <table:table-cell table:style-name="ce16" table:formula="of:=[.M85]/(1+0.005)^11" office:value-type="currency" office:currency="BRL" office:value="8978.6420074649" calcext:value-type="currency">
            <text:p>R$ 8.978,64</text:p>
          </table:table-cell>
          <table:table-cell table:style-name="ce16" table:formula="of:=[.N85]/(1+0.005)^12" office:value-type="currency" office:currency="BRL" office:value="8933.97214673124" calcext:value-type="currency">
            <text:p>R$ 8.933,97</text:p>
          </table:table-cell>
          <table:table-cell table:style-name="ce17" table:formula="of:=SUM([.C86:.N86])" office:value-type="currency" office:currency="BRL" office:value="110205.570653754" calcext:value-type="currency">
            <text:p>R$ 110.205,57</text:p>
          </table:table-cell>
          <table:table-cell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ce7" office:value-type="string" calcext:value-type="string">
            <text:p>VPL</text:p>
          </table:table-cell>
          <table:table-cell table:style-name="ce17" table:formula="of:=NPV([.C82];[.C85:.N85])+[.B85]" office:value-type="currency" office:currency="BRL" office:value="61454.5706537537" calcext:value-type="currency">
            <text:p>R$ 61.454,57</text:p>
          </table:table-cell>
          <table:table-cell table:style-name="ce41" office:value-type="string" calcext:value-type="string">
            <text:p>Considerando 0,5% a.m.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TIR</text:p>
          </table:table-cell>
          <table:table-cell table:style-name="ce18" table:formula="of:=IRR([.B85:.N85])" office:value-type="percentage" office:value="0.162678736299196" calcext:value-type="percentage">
            <text:p>16,27%</text:p>
          </table:table-cell>
          <table:table-cell table:number-columns-repeated="9"/>
          <table:table-cell office:value-type="string" calcext:value-type="string">
            <text:p>PAYBACK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38" office:value-type="string" calcext:value-type="string">
            <text:p>Simples</text:p>
          </table:table-cell>
          <table:table-cell table:style-name="ce42" office:value-type="string" calcext:value-type="string">
            <text:p>Descontado</text:p>
          </table:table-cell>
          <table:table-cell table:number-columns-repeated="8"/>
          <table:table-cell office:value-type="string" calcext:value-type="string">
            <text:p>Simples</text:p>
          </table:table-cell>
          <table:table-cell office:value-type="string" calcext:value-type="string">
            <text:p>Descontado</text:p>
          </table:table-cell>
          <table:table-cell office:value-type="string" calcext:value-type="string">
            <text:p>Acumulado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BC</text:p>
          </table:table-cell>
          <table:table-cell table:style-name="ce17" table:formula="of:=[.O85]/ABS([.B85])" office:value-type="currency" office:currency="BRL" office:value="2.33472133904946" calcext:value-type="currency">
            <text:p>R$ 2,33</text:p>
          </table:table-cell>
          <table:table-cell table:style-name="ce17" table:formula="of:=[.O86]/ABS([.B85])" office:value-type="currency" office:currency="BRL" office:value="2.26058071944686" calcext:value-type="currency">
            <text:p>R$ 2,26</text:p>
          </table:table-cell>
          <table:table-cell table:number-columns-repeated="8"/>
          <table:table-cell table:style-name="ce17" table:formula="of:=[.C85]" office:value-type="currency" office:currency="BRL" office:value="9485" calcext:value-type="currency">
            <text:p>R$ 9.485,00</text:p>
          </table:table-cell>
          <table:table-cell table:style-name="ce17" table:formula="of:=[.C86]" office:value-type="currency" office:currency="BRL" office:value="9437.81094527363" calcext:value-type="currency">
            <text:p>R$ 9.437,81</text:p>
          </table:table-cell>
          <table:table-cell table:style-name="ce17" table:formula="of:=[.M91]" office:value-type="currency" office:currency="BRL" office:value="9437.81094527363" calcext:value-type="currency">
            <text:p>R$ 9.437,81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PB</text:p>
          </table:table-cell>
          <table:table-cell table:formula="of:=5+((-[.B85]-[.C85]-[.D85]-[.E85]-[.F85]-[.G85])/[.H85])" office:value-type="float" office:value="5.13979968371112" calcext:value-type="float">
            <text:p>5,14</text:p>
          </table:table-cell>
          <table:table-cell table:formula="of:=5+((-[.B85]-[.N95])/[.M96])" office:value-type="float" office:value="5.220432118132" calcext:value-type="float">
            <text:p>5,22</text:p>
          </table:table-cell>
          <table:table-cell table:number-columns-repeated="8"/>
          <table:table-cell table:style-name="ce17" table:formula="of:=[.D85]" office:value-type="currency" office:currency="BRL" office:value="9485" calcext:value-type="currency">
            <text:p>R$ 9.485,00</text:p>
          </table:table-cell>
          <table:table-cell table:style-name="ce17" table:formula="of:=[.D86]" office:value-type="currency" office:currency="BRL" office:value="9390.85666196382" calcext:value-type="currency">
            <text:p>R$ 9.390,86</text:p>
          </table:table-cell>
          <table:table-cell table:style-name="ce17" table:formula="of:=[.N91]+[.M92]" office:value-type="currency" office:currency="BRL" office:value="18828.6676072374" calcext:value-type="currency">
            <text:p>R$ 18.828,67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39" office:value-type="string" calcext:value-type="string">
            <text:p>cinco meses e quatro dias</text:p>
          </table:table-cell>
          <table:table-cell table:style-name="ce39" office:value-type="string" calcext:value-type="string">
            <text:p>cinco meses e sete dias</text:p>
          </table:table-cell>
          <table:table-cell table:number-columns-repeated="8"/>
          <table:table-cell table:style-name="ce17" table:formula="of:=[.E85]" office:value-type="currency" office:currency="BRL" office:value="9485" calcext:value-type="currency">
            <text:p>R$ 9.485,00</text:p>
          </table:table-cell>
          <table:table-cell table:style-name="ce17" table:formula="of:=[.E86]" office:value-type="currency" office:currency="BRL" office:value="9344.13598205355" calcext:value-type="currency">
            <text:p>R$ 9.344,14</text:p>
          </table:table-cell>
          <table:table-cell table:style-name="ce17" table:formula="of:=[.N92]+[.M93]" office:value-type="currency" office:currency="BRL" office:value="28172.803589291" calcext:value-type="currency">
            <text:p>R$ 28.172,80</text:p>
          </table:table-cell>
          <table:table-cell table:style-name="ce17"/>
          <table:table-cell/>
        </table:table-row>
        <table:table-row table:style-name="ro1">
          <table:table-cell table:style-name="Default"/>
          <table:table-cell table:number-columns-repeated="10"/>
          <table:table-cell table:style-name="ce17" table:formula="of:=[.F85]" office:value-type="currency" office:currency="BRL" office:value="9485" calcext:value-type="currency">
            <text:p>R$ 9.485,00</text:p>
          </table:table-cell>
          <table:table-cell table:style-name="ce17" table:formula="of:=[.F86]" office:value-type="currency" office:currency="BRL" office:value="9297.64774333687" calcext:value-type="currency">
            <text:p>R$ 9.297,65</text:p>
          </table:table-cell>
          <table:table-cell table:style-name="ce17" table:formula="of:=[.N93]+[.M94]" office:value-type="currency" office:currency="BRL" office:value="37470.4513326279" calcext:value-type="currency">
            <text:p>R$ 37.470,45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f:=COM.MICROSOFT.CONCAT(&quot;VPL mostra que é viável. tem retorno do capital investido e há uma sobra de R$ &quot;; [.B88])" office:value-type="string" office:string-value="VPL mostra que é viável. tem retorno do capital investido e há uma sobra de R$ 61454,5706537537" calcext:value-type="string">
            <text:p>VPL mostra que é viável. tem retorno do capital investido e há uma sobra de R$ 61454,5706537537</text:p>
          </table:table-cell>
          <table:table-cell table:number-columns-repeated="6"/>
          <table:table-cell table:style-name="ce17"/>
          <table:table-cell table:number-columns-repeated="2"/>
          <table:table-cell table:style-name="ce17" table:formula="of:=[.G85]" office:value-type="currency" office:currency="BRL" office:value="9485" calcext:value-type="currency">
            <text:p>R$ 9.485,00</text:p>
          </table:table-cell>
          <table:table-cell table:style-name="ce17" table:formula="of:=[.G86]" office:value-type="currency" office:currency="BRL" office:value="9251.39078938992" calcext:value-type="currency">
            <text:p>R$ 9.251,39</text:p>
          </table:table-cell>
          <table:table-cell table:style-name="ce17" table:formula="of:=[.N94]+[.M95]" office:value-type="currency" office:currency="BRL" office:value="46721.8421220178" calcext:value-type="currency">
            <text:p>R$ 46.721,84</text:p>
          </table:table-cell>
          <table:table-cell table:style-name="ce17" table:formula="of:=-[.B85]-[.N95]" office:value-type="currency" office:currency="BRL" office:value="2029.15787798222" calcext:value-type="currency">
            <text:p>R$ 2.029,16</text:p>
          </table:table-cell>
          <table:table-cell table:formula="of:=[.O95]/[.M96]" office:value-type="float" office:value="0.220432118132004" calcext:value-type="float">
            <text:p>0,22</text:p>
          </table:table-cell>
        </table:table-row>
        <table:table-row table:style-name="ro1">
          <table:table-cell table:style-name="Default"/>
          <table:table-cell table:formula="of:=COM.MICROSOFT.CONCAT(&quot;A TIR também mostra que é viável. Tem uma taxa de &quot;;[.B89]*100;&quot; % maior que a taxa mínima de atratividade de 0,5% ao mês.&quot;)" office:value-type="string" office:string-value="A TIR também mostra que é viável. Tem uma taxa de 16,2678736299196 % maior que a taxa mínima de atratividade de 0,5% ao mês." calcext:value-type="string">
            <text:p>A TIR também mostra que é viável. Tem uma taxa de 16,2678736299196 % maior que a taxa mínima de atratividade de 0,5% ao mês.</text:p>
          </table:table-cell>
          <table:table-cell table:number-columns-repeated="6"/>
          <table:table-cell table:style-name="ce17"/>
          <table:table-cell table:number-columns-repeated="2"/>
          <table:table-cell table:style-name="ce17" table:formula="of:=[.H85]" office:value-type="currency" office:currency="BRL" office:value="9485" calcext:value-type="currency">
            <text:p>R$ 9.485,00</text:p>
          </table:table-cell>
          <table:table-cell table:style-name="ce17" table:formula="of:=[.H86]" office:value-type="currency" office:currency="BRL" office:value="9205.36396954221" calcext:value-type="currency">
            <text:p>R$ 9.205,36</text:p>
          </table:table-cell>
          <table:table-cell table:style-name="ce17" table:formula="of:=[.N95]+[.M96]" office:value-type="currency" office:currency="BRL" office:value="55927.20609156" calcext:value-type="currency">
            <text:p>R$ 55.927,21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f:=COM.MICROSOFT.CONCAT(&quot;O IBC mostra ser viável. Para cada R$ 1,00 investido, existe um retorno de R$ &quot;;[.B91]; &quot; e para valores descontados , será de R$ &quot;;[.C91])" office:value-type="string" office:string-value="O IBC mostra ser viável. Para cada R$ 1,00 investido, existe um retorno de R$ 2,33472133904946 e para valores descontados , será de R$ 2,26058071944686" calcext:value-type="string">
            <text:p>O IBC mostra ser viável. Para cada R$ 1,00 investido, existe um retorno de R$ 2,33472133904946 e para valores descontados , será de R$ 2,26058071944686</text:p>
          </table:table-cell>
          <table:table-cell table:number-columns-repeated="6"/>
          <table:table-cell table:style-name="ce17"/>
          <table:table-cell table:number-columns-repeated="2"/>
          <table:table-cell table:style-name="ce17" table:formula="of:=[.I85]" office:value-type="currency" office:currency="BRL" office:value="9485" calcext:value-type="currency">
            <text:p>R$ 9.485,00</text:p>
          </table:table-cell>
          <table:table-cell table:style-name="ce17" table:formula="of:=[.I86]" office:value-type="currency" office:currency="BRL" office:value="9159.56613884797" calcext:value-type="currency">
            <text:p>R$ 9.159,57</text:p>
          </table:table-cell>
          <table:table-cell table:style-name="ce17" table:formula="of:=[.N96]+[.M97]" office:value-type="currency" office:currency="BRL" office:value="65086.772230408" calcext:value-type="currency">
            <text:p>R$ 65.086,77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f:=COM.MICROSOFT.CONCAT(&quot;PB mostra que o retorno será em &quot;;[.B93]; &quot; e para o descontado, &quot;;[.C93])" office:value-type="string" office:string-value="PB mostra que o retorno será em cinco meses e quatro dias e para o descontado, cinco meses e sete dias" calcext:value-type="string">
            <text:p>PB mostra que o retorno será em cinco meses e quatro dias e para o descontado, cinco meses e sete dias</text:p>
          </table:table-cell>
          <table:table-cell table:number-columns-repeated="6"/>
          <table:table-cell table:style-name="ce17"/>
          <table:table-cell table:number-columns-repeated="2"/>
          <table:table-cell table:style-name="ce17" table:formula="of:=[.J85]" office:value-type="currency" office:currency="BRL" office:value="9485" calcext:value-type="currency">
            <text:p>R$ 9.485,00</text:p>
          </table:table-cell>
          <table:table-cell table:style-name="ce17" table:formula="of:=[.J86]" office:value-type="currency" office:currency="BRL" office:value="9113.99615805768" calcext:value-type="currency">
            <text:p>R$ 9.114,00</text:p>
          </table:table-cell>
          <table:table-cell table:style-name="ce17" table:formula="of:=[.N97]+[.M98]" office:value-type="currency" office:currency="BRL" office:value="74200.7683884656" calcext:value-type="currency">
            <text:p>R$ 74.200,7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  <table:table-cell table:style-name="ce17"/>
          <table:table-cell table:number-columns-repeated="2"/>
          <table:table-cell table:style-name="ce17" table:formula="of:=[.K85]" office:value-type="currency" office:currency="BRL" office:value="9485" calcext:value-type="currency">
            <text:p>R$ 9.485,00</text:p>
          </table:table-cell>
          <table:table-cell table:style-name="ce17" table:formula="of:=[.K86]" office:value-type="currency" office:currency="BRL" office:value="9068.65289358973" calcext:value-type="currency">
            <text:p>R$ 9.068,65</text:p>
          </table:table-cell>
          <table:table-cell table:style-name="ce17" table:formula="of:=[.N98]+[.M99]" office:value-type="currency" office:currency="BRL" office:value="83269.4212820554" calcext:value-type="currency">
            <text:p>R$ 83.269,4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  <table:table-cell table:style-name="ce17" table:formula="of:=[.L85]" office:value-type="currency" office:currency="BRL" office:value="9485" calcext:value-type="currency">
            <text:p>R$ 9.485,00</text:p>
          </table:table-cell>
          <table:table-cell table:style-name="ce17" table:formula="of:=[.L86]" office:value-type="currency" office:currency="BRL" office:value="9023.53521750222" calcext:value-type="currency">
            <text:p>R$ 9.023,54</text:p>
          </table:table-cell>
          <table:table-cell table:style-name="ce17" table:formula="of:=[.N99]+[.M100]" office:value-type="currency" office:currency="BRL" office:value="92292.9564995576" calcext:value-type="currency">
            <text:p>R$ 92.292,9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  <table:table-cell table:style-name="ce17" table:formula="of:=[.M85]" office:value-type="currency" office:currency="BRL" office:value="9485" calcext:value-type="currency">
            <text:p>R$ 9.485,00</text:p>
          </table:table-cell>
          <table:table-cell table:style-name="ce17" table:formula="of:=[.M86]" office:value-type="currency" office:currency="BRL" office:value="8978.6420074649" calcext:value-type="currency">
            <text:p>R$ 8.978,64</text:p>
          </table:table-cell>
          <table:table-cell table:style-name="ce17" table:formula="of:=[.N100]+[.M101]" office:value-type="currency" office:currency="BRL" office:value="101271.598507022" calcext:value-type="currency">
            <text:p>R$ 101.271,6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  <table:table-cell table:style-name="ce17" table:formula="of:=[.N85]" office:value-type="currency" office:currency="BRL" office:value="9485" calcext:value-type="currency">
            <text:p>R$ 9.485,00</text:p>
          </table:table-cell>
          <table:table-cell table:style-name="ce17" table:formula="of:=[.N86]" office:value-type="currency" office:currency="BRL" office:value="8933.97214673124" calcext:value-type="currency">
            <text:p>R$ 8.933,97</text:p>
          </table:table-cell>
          <table:table-cell table:style-name="ce17" table:formula="of:=[.N101]+[.M102]" office:value-type="currency" office:currency="BRL" office:value="110205.570653754" calcext:value-type="currency">
            <text:p>R$ 110.205,57</text:p>
          </table:table-cell>
          <table:table-cell table:number-columns-repeated="2"/>
        </table:table-row>
      </table:table>
      <table:table table:name="Modelo" table:style-name="ta1" table:print="false">
        <table:table-column table:style-name="co1" table:default-cell-style-name="ce1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row table:style-name="ro1">
          <table:table-cell table:style-name="ce42" office:value-type="string" calcext:value-type="string">
            <text:p>MISSÃO: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42" office:value-type="string" calcext:value-type="string">
            <text:p>VISÃO: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42" office:value-type="string" calcext:value-type="string">
            <text:p>VALORES: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2" office:value-type="string" calcext:value-type="string">
            <text:p>PRODUTO/SERVIÇO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ESQUISA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Número de habitantes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Percentual que compram/gostam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Clientes potenciais</text:p>
          </table:table-cell>
          <table:table-cell table:style-name="ce9"/>
          <table:table-cell table:number-columns-repeated="7"/>
        </table:table-row>
        <table:table-row table:style-name="ro1">
          <table:table-cell office:value-type="string" calcext:value-type="string">
            <text:p>Consumo/habitante/mês</text:p>
          </table:table-cell>
          <table:table-cell table:style-name="ce9"/>
          <table:table-cell table:number-columns-repeated="7"/>
        </table:table-row>
        <table:table-row table:style-name="ro1">
          <table:table-cell office:value-type="string" calcext:value-type="string">
            <text:p>Consumo total (un.)</text:p>
          </table:table-cell>
          <table:table-cell table:style-name="ce9"/>
          <table:table-cell table:number-columns-repeated="7"/>
        </table:table-row>
        <table:table-row table:style-name="ro1">
          <table:table-cell table:style-name="Default"/>
          <table:table-cell table:style-name="ce10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INVESTIMENTO INICIAL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7"/>
        </table:table-row>
        <table:table-row table:style-name="ro1"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Valor (R$)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2" office:value-type="string" calcext:value-type="string">
            <text:p>Subtotal</text:p>
          </table:table-cell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Reserva Técnica (1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toque Mínimo Inici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ital de Giro (1mês de despesas fixas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12"/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USTO DE PRODUÇÃO</text:p>
          </table:table-cell>
          <table:table-cell table:style-name="ce1" table:number-columns-repeated="5"/>
          <table:table-cell table:number-columns-repeated="3"/>
        </table:table-row>
        <table:table-row table:style-name="ro1">
          <table:table-cell/>
          <table:table-cell table:style-name="ce1" table:number-columns-repeated="5"/>
          <table:table-cell table:number-columns-repeated="3"/>
        </table:table-row>
        <table:table-row table:style-name="ro1">
          <table:table-cell table:style-name="ce3" office:value-type="string" calcext:value-type="string">
            <text:p>Item – </text:p>
          </table:table-cell>
          <table:table-cell table:style-name="ce3" office:value-type="string" calcext:value-type="string">
            <text:p>Unidade</text:p>
          </table:table-cell>
          <table:table-cell table:style-name="ce3" office:value-type="string" calcext:value-type="string">
            <text:p>Preço/un.</text:p>
          </table:table-cell>
          <table:table-cell table:style-name="ce3" office:value-type="string" calcext:value-type="string">
            <text:p>Qtdd. Lote</text:p>
          </table:table-cell>
          <table:table-cell table:style-name="ce3" office:value-type="string" calcext:value-type="string">
            <text:p>Total/Lote</text:p>
          </table:table-cell>
          <table:table-cell table:style-name="ce3" office:value-type="string" calcext:value-type="string">
            <text:p>Total/Un.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ce1"/>
          <table:table-cell table:style-name="ce11"/>
          <table:table-cell table:style-name="ce1"/>
          <table:table-cell table:style-name="ce11"/>
          <table:table-cell table:style-name="ce1"/>
          <table:table-cell table:number-columns-repeated="3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REÇO DE VENDA</text:p>
          </table:table-cell>
          <table:table-cell table:style-name="ce1" table:number-columns-repeated="4"/>
          <table:table-cell table:number-columns-repeated="4"/>
        </table:table-row>
        <table:table-row table:style-name="ro1">
          <table:table-cell/>
          <table:table-cell table:style-name="ce1" table:number-columns-repeated="4"/>
          <table:table-cell table:number-columns-repeated="4"/>
        </table:table-row>
        <table:table-row table:style-name="ro1">
          <table:table-cell table:style-name="ce3" office:value-type="string" calcext:value-type="string">
            <text:p>Produto</text:p>
          </table:table-cell>
          <table:table-cell table:style-name="ce3" office:value-type="string" calcext:value-type="string">
            <text:p>Concorrente A</text:p>
          </table:table-cell>
          <table:table-cell table:style-name="ce3" office:value-type="string" calcext:value-type="string">
            <text:p>Concorrente B</text:p>
          </table:table-cell>
          <table:table-cell table:style-name="ce3" office:value-type="string" calcext:value-type="string">
            <text:p>Concorrente C</text:p>
          </table:table-cell>
          <table:table-cell table:style-name="ce3" office:value-type="string" calcext:value-type="string">
            <text:p>Preço Médio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11" table:number-columns-repeated="2"/>
          <table:table-cell table:style-name="ce1"/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USTOS FIXOS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Valor (R$)</text:p>
          </table:table-cell>
          <table:table-cell table:number-columns-repeated="7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13"/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>
            <text:p>CUSTOS VARIÁVEIS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Valor (R$)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13"/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RESUMO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Venda/Receita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Custo Variável – CV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Margem de Contribuição – MC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Custos Fixos – CF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Ponto de Equilíbrio (quantidade)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Ponto de Equilíbrio</text:p>
          </table:table-cell>
          <table:table-cell/>
          <table:table-cell table:style-name="ce1"/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DEMONSTRATIVO DE RESULTADO</text:p>
          </table:table-cell>
          <table:table-cell table:style-name="ce5" office:value-type="string" calcext:value-type="string">
            <text:p>Cenário – 100%</text:p>
          </table:table-cell>
          <table:table-cell table:style-name="ce5" office:value-type="string" calcext:value-type="string">
            <text:p>Cenário – 80%</text:p>
          </table:table-cell>
          <table:table-cell table:style-name="ce5" office:value-type="string" calcext:value-type="string">
            <text:p>Cenário – 6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– Previsão de Vendas</text:p>
          </table:table-cell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B – Custos Variáveis</text:p>
          </table:table-cell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A-B Margem de Contribuição</text:p>
          </table:table-cell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 – Custo Fixo</text:p>
          </table:table-cell>
          <table:table-cell/>
          <table:table-cell table:style-name="ce1" table:number-columns-repeated="2"/>
          <table:table-cell table:number-columns-repeated="5"/>
        </table:table-row>
        <table:table-row table:style-name="ro2">
          <table:table-cell table:style-name="ce6" office:value-type="string" calcext:value-type="string">
            <text:p>(A-B)-C Resultado Operacional (Lucro/Prejuízo)</text:p>
          </table:table-cell>
          <table:table-cell/>
          <table:table-cell table:style-name="ce1" table:number-columns-repeated="2"/>
          <table:table-cell table:number-columns-repeated="5"/>
        </table:table-row>
        <table:table-row table:style-name="ro1" table:number-rows-repeated="3">
          <table:table-cell/>
          <table:table-cell table:style-name="ce1" table:number-columns-repeated="3"/>
          <table:table-cell table:number-columns-repeated="5"/>
        </table:table-row>
        <table:table-row table:style-name="ro1">
          <table:table-cell table:style-name="ce5" office:value-type="string" calcext:value-type="string">
            <text:p>Prazo de Retorno do Investimento</text:p>
          </table:table-cell>
          <table:table-cell table:style-name="ce5"/>
          <table:table-cell table:style-name="ce19"/>
          <table:table-cell table:style-name="ce5"/>
          <table:table-cell table:number-columns-repeated="5"/>
        </table:table-row>
        <table:table-row table:style-name="ro1">
          <table:table-cell table:style-name="ce5" office:value-type="string" calcext:value-type="string">
            <text:p>Rentabilidade</text:p>
          </table:table-cell>
          <table:table-cell table:style-name="ce14" table:number-columns-repeated="3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>
            <draw:frame table:end-cell-address="Modelo.A89" table:end-x="6.511cm" table:end-y="0.014cm" draw:z-index="0" draw:style-name="gr1" draw:text-style-name="P1" svg:width="4.786cm" svg:height="0.964cm" svg:x="1.725cm" svg:y="0.404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>
            <draw:frame table:end-cell-address="Modelo.D89" table:end-x="1.719cm" table:end-y="0.014cm" draw:z-index="1" draw:style-name="gr1" draw:text-style-name="P1" svg:width="6.468cm" svg:height="0.964cm" svg:x="1.065cm" svg:y="0.404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4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/>
          <table:table-cell table:style-name="ce15" office:value-type="string" calcext:value-type="string">
            <text:p>T0</text:p>
          </table:table-cell>
          <table:table-cell table:style-name="ce15" office:value-type="string" calcext:value-type="string">
            <text:p>T1</text:p>
          </table:table-cell>
          <table:table-cell table:style-name="ce15" office:value-type="string" calcext:value-type="string">
            <text:p>T2</text:p>
          </table:table-cell>
          <table:table-cell table:style-name="ce15" office:value-type="string" calcext:value-type="string">
            <text:p>T3</text:p>
          </table:table-cell>
          <table:table-cell table:style-name="ce15" office:value-type="string" calcext:value-type="string">
            <text:p>T4</text:p>
          </table:table-cell>
          <table:table-cell table:style-name="ce15" office:value-type="string" calcext:value-type="string">
            <text:p>T5</text:p>
          </table:table-cell>
          <table:table-cell table:style-name="ce15" office:value-type="string" calcext:value-type="string">
            <text:p>T6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table:style-name="Default"/>
          <table:table-cell table:style-name="ce16"/>
          <table:table-cell table:style-name="ce1" table:number-columns-repeated="6"/>
          <table:table-cell/>
        </table:table-row>
        <table:table-row table:style-name="ro1">
          <table:table-cell table:style-name="Default"/>
          <table:table-cell table:style-name="ce1" office:value-type="string" calcext:value-type="string">
            <text:p>Descontado →</text:p>
          </table:table-cell>
          <table:table-cell table:style-name="ce1" table:number-columns-repeated="6"/>
          <table:table-cell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VPL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7" office:value-type="string" calcext:value-type="string">
            <text:p>TIR</text:p>
          </table:table-cell>
          <table:table-cell table:style-name="ce18"/>
          <table:table-cell table:number-columns-repeated="7"/>
        </table:table-row>
        <table:table-row table:style-name="ro1">
          <table:table-cell table:style-name="ce7" office:value-type="string" calcext:value-type="string">
            <text:p>IBC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7" office:value-type="string" calcext:value-type="string">
            <text:p>PB</text:p>
          </table:table-cell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BR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2" style:family="table-cell" style:parent-style-name="Result" style:data-style-name="N10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.499cm" fo:margin-bottom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jeto Agroindústria</text:p>
        </style:region-left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6">00/00/0000</text:date>, <text:time style:data-style-name="N2" text:time-value="18:48:24.18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efferson Treml</meta:initial-creator>
    <meta:creation-date>2011-11-09T07:42:25.11</meta:creation-date>
    <dc:date>2023-06-06T18:49:33.268000000</dc:date>
    <meta:editing-duration>P1DT3H48M29S</meta:editing-duration>
    <meta:editing-cycles>48</meta:editing-cycles>
    <meta:generator>LibreOffice/7.2.1.2$Windows_X86_64 LibreOffice_project/87b77fad49947c1441b67c559c339af8f3517e22</meta:generator>
    <meta:printed-by>Jefferson Treml</meta:printed-by>
    <meta:print-date>2011-11-25T18:06:07</meta:print-date>
    <meta:document-statistic meta:table-count="3" meta:cell-count="529" meta:object-count="6"/>
  </office:meta>
</office:document-meta>
</file>

<file path=Object 1/content.xml><?xml version="1.0" encoding="utf-8"?>
<math xmlns="http://www.w3.org/1998/Math/MathML" display="block">
  <semantics>
    <mrow>
      <mi mathvariant="italic">PRI</mi>
      <mo stretchy="false">=</mo>
      <mfrac>
        <mrow>
          <mi mathvariant="italic">Investimento</mi>
          <mi mathvariant="italic">Inicial</mi>
        </mrow>
        <mrow>
          <mi mathvariant="italic">Lucro</mi>
          <mi mathvariant="italic">Mensal</mi>
        </mrow>
      </mfrac>
    </mrow>
    <annotation encoding="StarMath 5.0">PRI = {Investimento Inicial} over {Lucro Mensal} </annotation>
  </semantics>
</math>
</file>

<file path=Object 2/content.xml><?xml version="1.0" encoding="utf-8"?>
<math xmlns="http://www.w3.org/1998/Math/MathML" display="block">
  <semantics>
    <mrow>
      <mi mathvariant="italic">Rentabilidade</mi>
      <mo stretchy="false">=</mo>
      <mfrac>
        <mrow>
          <mi mathvariant="italic">Lucro</mi>
          <mi mathvariant="italic">Mensal</mi>
        </mrow>
        <mrow>
          <mi mathvariant="italic">Investimento</mi>
          <mi mathvariant="italic">Inicial</mi>
        </mrow>
      </mfrac>
    </mrow>
    <annotation encoding="StarMath 5.0">Rentabilidade = {Lucro Mensal} over {Investimento Inicial} </annotation>
  </semantics>
</math>
</file>

<file path=Object 3/content.xml><?xml version="1.0" encoding="utf-8"?>
<math xmlns="http://www.w3.org/1998/Math/MathML">
  <semantics>
    <mrow>
      <mi mathvariant="italic">PRI</mi>
      <mi mathvariant="normal">=</mi>
      <mfrac>
        <mrow>
          <mi mathvariant="italic">Investimento</mi>
          <mi mathvariant="italic">Inicial</mi>
        </mrow>
        <mrow>
          <mi mathvariant="italic">Lucro</mi>
          <mi mathvariant="italic">Mensal</mi>
        </mrow>
      </mfrac>
    </mrow>
    <annotation encoding="StarMath 5.0">PRI = {Investimento Inicial} over {Lucro Mensal} </annotation>
  </semantics>
</math>
</file>

<file path=Object 4/content.xml><?xml version="1.0" encoding="utf-8"?>
<math xmlns="http://www.w3.org/1998/Math/MathML">
  <semantics>
    <mrow>
      <mi mathvariant="italic">Rentabilidade</mi>
      <mi mathvariant="normal">=</mi>
      <mfrac>
        <mrow>
          <mi mathvariant="italic">Lucro</mi>
          <mi mathvariant="italic">Mensal</mi>
        </mrow>
        <mrow>
          <mi mathvariant="italic">Investimento</mi>
          <mi mathvariant="italic">Inicial</mi>
        </mrow>
      </mfrac>
    </mrow>
    <annotation encoding="StarMath 5.0">Rentabilidade = {Lucro Mensal} over {Investimento Inicial} </annotation>
  </semantics>
</math>
</file>

<file path=Object 5/content.xml><?xml version="1.0" encoding="utf-8"?>
<math xmlns="http://www.w3.org/1998/Math/MathML" display="block">
  <semantics>
    <mrow>
      <mi mathvariant="italic">PRI</mi>
      <mo stretchy="false">=</mo>
      <mfrac>
        <mrow>
          <mi mathvariant="italic">Investimento</mi>
          <mi mathvariant="italic">Inicial</mi>
        </mrow>
        <mrow>
          <mi mathvariant="italic">Lucro</mi>
          <mi mathvariant="italic">Mensal</mi>
        </mrow>
      </mfrac>
    </mrow>
    <annotation encoding="StarMath 5.0">PRI = {Investimento Inicial} over {Lucro Mensal} </annotation>
  </semantics>
</math>
</file>

<file path=Object 6/content.xml><?xml version="1.0" encoding="utf-8"?>
<math xmlns="http://www.w3.org/1998/Math/MathML" display="block">
  <semantics>
    <mrow>
      <mi mathvariant="italic">Rentabilidade</mi>
      <mo stretchy="false">=</mo>
      <mfrac>
        <mrow>
          <mi mathvariant="italic">Lucro</mi>
          <mi mathvariant="italic">Mensal</mi>
        </mrow>
        <mrow>
          <mi mathvariant="italic">Investimento</mi>
          <mi mathvariant="italic">Inicial</mi>
        </mrow>
      </mfrac>
    </mrow>
    <annotation encoding="StarMath 5.0">Rentabilidade = {Lucro Mensal} over {Investimento Inicial} </annotation>
  </semantics>
</math>
</file>